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699257" officeooo:paragraph-rsid="006a1b21"/>
    </style:style>
    <style:style style:name="P2" style:family="paragraph" style:parent-style-name="Footnote">
      <style:text-properties officeooo:rsid="002d528b" officeooo:paragraph-rsid="0040f5d6"/>
    </style:style>
    <style:style style:name="P3" style:family="paragraph" style:parent-style-name="Footnote">
      <style:text-properties officeooo:rsid="00345814" officeooo:paragraph-rsid="003590c4"/>
    </style:style>
    <style:style style:name="P4"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5"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6" style:family="paragraph" style:parent-style-name="Standard">
      <style:text-properties officeooo:rsid="00139bdb" officeooo:paragraph-rsid="00139bdb"/>
    </style:style>
    <style:style style:name="P7" style:family="paragraph" style:parent-style-name="Standard">
      <style:text-properties officeooo:rsid="00166ada" officeooo:paragraph-rsid="00166ada"/>
    </style:style>
    <style:style style:name="P8" style:family="paragraph" style:parent-style-name="Standard">
      <style:text-properties officeooo:rsid="0017ba06" officeooo:paragraph-rsid="00166ada"/>
    </style:style>
    <style:style style:name="P9" style:family="paragraph" style:parent-style-name="Standard">
      <style:text-properties officeooo:rsid="0017ba06" officeooo:paragraph-rsid="0052b42d"/>
    </style:style>
    <style:style style:name="P10" style:family="paragraph" style:parent-style-name="Standard">
      <style:text-properties officeooo:rsid="001a2c5d" officeooo:paragraph-rsid="001a2c5d"/>
    </style:style>
    <style:style style:name="P11" style:family="paragraph" style:parent-style-name="Standard">
      <style:text-properties officeooo:rsid="001a2c5d" officeooo:paragraph-rsid="003de21d"/>
    </style:style>
    <style:style style:name="P12" style:family="paragraph" style:parent-style-name="Standard">
      <style:text-properties officeooo:rsid="001d2f36" officeooo:paragraph-rsid="001d2f36"/>
    </style:style>
    <style:style style:name="P13" style:family="paragraph" style:parent-style-name="Standard">
      <style:text-properties officeooo:rsid="0022c5fe" officeooo:paragraph-rsid="0022c5fe"/>
    </style:style>
    <style:style style:name="P14" style:family="paragraph" style:parent-style-name="Standard">
      <style:text-properties officeooo:rsid="0026bb48" officeooo:paragraph-rsid="0026bb48"/>
    </style:style>
    <style:style style:name="P15" style:family="paragraph" style:parent-style-name="Standard">
      <style:text-properties officeooo:rsid="0026fbd9" officeooo:paragraph-rsid="005e8b5a"/>
    </style:style>
    <style:style style:name="P16" style:family="paragraph" style:parent-style-name="Standard">
      <style:text-properties officeooo:rsid="0027ec19" officeooo:paragraph-rsid="0027ec19"/>
    </style:style>
    <style:style style:name="P17" style:family="paragraph" style:parent-style-name="Standard">
      <style:text-properties officeooo:rsid="002da801" officeooo:paragraph-rsid="002da801"/>
    </style:style>
    <style:style style:name="P18" style:family="paragraph" style:parent-style-name="Standard">
      <style:text-properties officeooo:rsid="002f98d6" officeooo:paragraph-rsid="002f98d6"/>
    </style:style>
    <style:style style:name="P19" style:family="paragraph" style:parent-style-name="Standard">
      <style:text-properties officeooo:rsid="0031493b" officeooo:paragraph-rsid="0031493b"/>
    </style:style>
    <style:style style:name="P20" style:family="paragraph" style:parent-style-name="Standard">
      <style:text-properties officeooo:rsid="00345814" officeooo:paragraph-rsid="0041e7c6"/>
    </style:style>
    <style:style style:name="P21" style:family="paragraph" style:parent-style-name="Standard">
      <style:text-properties officeooo:rsid="003590c4" officeooo:paragraph-rsid="003590c4"/>
    </style:style>
    <style:style style:name="P22" style:family="paragraph" style:parent-style-name="Standard">
      <style:text-properties fo:font-style="italic" officeooo:rsid="00345814" officeooo:paragraph-rsid="00345814" fo:background-color="#ffff00" style:font-style-asian="italic" style:font-style-complex="italic"/>
    </style:style>
    <style:style style:name="P23" style:family="paragraph" style:parent-style-name="Standard">
      <style:text-properties officeooo:rsid="00345814" officeooo:paragraph-rsid="00345814"/>
    </style:style>
    <style:style style:name="P24" style:family="paragraph" style:parent-style-name="Standard">
      <style:text-properties officeooo:rsid="00394e95" officeooo:paragraph-rsid="00394e95"/>
    </style:style>
    <style:style style:name="P25" style:family="paragraph" style:parent-style-name="Standard">
      <style:text-properties officeooo:rsid="00396675" officeooo:paragraph-rsid="00396675"/>
    </style:style>
    <style:style style:name="P26" style:family="paragraph" style:parent-style-name="Standard">
      <style:text-properties officeooo:rsid="004823fe" officeooo:paragraph-rsid="004823fe"/>
    </style:style>
    <style:style style:name="P27" style:family="paragraph" style:parent-style-name="Standard">
      <style:text-properties officeooo:rsid="004823fe" officeooo:paragraph-rsid="0049ea6e"/>
    </style:style>
    <style:style style:name="P28" style:family="paragraph" style:parent-style-name="Footnote">
      <style:text-properties officeooo:rsid="00396675" officeooo:paragraph-rsid="00396675"/>
    </style:style>
    <style:style style:name="P29" style:family="paragraph" style:parent-style-name="Standard">
      <style:text-properties officeooo:rsid="00396675" officeooo:paragraph-rsid="0049ea6e"/>
    </style:style>
    <style:style style:name="P30" style:family="paragraph" style:parent-style-name="Standard">
      <style:text-properties officeooo:rsid="003b63dd" officeooo:paragraph-rsid="003b63dd"/>
    </style:style>
    <style:style style:name="P31" style:family="paragraph" style:parent-style-name="Footnote">
      <style:text-properties officeooo:rsid="002d528b" officeooo:paragraph-rsid="0040f5d6"/>
    </style:style>
    <style:style style:name="P32" style:family="paragraph" style:parent-style-name="Footnote">
      <style:text-properties officeooo:rsid="00345814" officeooo:paragraph-rsid="003590c4"/>
    </style:style>
    <style:style style:name="P33" style:family="paragraph" style:parent-style-name="Footnote">
      <style:text-properties officeooo:rsid="001f78f5" officeooo:paragraph-rsid="001f78f5"/>
    </style:style>
    <style:style style:name="P34" style:family="paragraph" style:parent-style-name="Footnote">
      <style:text-properties officeooo:rsid="001f78f5" officeooo:paragraph-rsid="00210223"/>
    </style:style>
    <style:style style:name="P35" style:family="paragraph" style:parent-style-name="Footnote">
      <style:text-properties officeooo:rsid="001f78f5" officeooo:paragraph-rsid="00212d34"/>
    </style:style>
    <style:style style:name="P36" style:family="paragraph" style:parent-style-name="Footnote">
      <style:text-properties officeooo:rsid="001f78f5" officeooo:paragraph-rsid="0027ec19"/>
    </style:style>
    <style:style style:name="P37" style:family="paragraph" style:parent-style-name="Footnote">
      <style:text-properties officeooo:rsid="001f78f5" officeooo:paragraph-rsid="002b33a3"/>
    </style:style>
    <style:style style:name="P38" style:family="paragraph" style:parent-style-name="Footnote">
      <style:text-properties officeooo:rsid="00274f9a" officeooo:paragraph-rsid="00274f9a"/>
    </style:style>
    <style:style style:name="P39" style:family="paragraph" style:parent-style-name="Footnote">
      <style:text-properties officeooo:rsid="0036c797" officeooo:paragraph-rsid="0036c797"/>
    </style:style>
    <style:style style:name="P40" style:family="paragraph" style:parent-style-name="Footnote">
      <style:text-properties officeooo:rsid="00536935" officeooo:paragraph-rsid="00536935"/>
    </style:style>
    <style:style style:name="P41" style:family="paragraph" style:parent-style-name="Footnote">
      <style:text-properties officeooo:rsid="002c5b65" officeooo:paragraph-rsid="0054fa00"/>
    </style:style>
    <style:style style:name="P42" style:family="paragraph" style:parent-style-name="Footnote">
      <style:text-properties officeooo:rsid="00655f3f" officeooo:paragraph-rsid="0067de81"/>
    </style:style>
    <style:style style:name="P43" style:family="paragraph" style:parent-style-name="Footnote">
      <style:text-properties officeooo:rsid="00699257" officeooo:paragraph-rsid="00699257"/>
    </style:style>
    <style:style style:name="P44" style:family="paragraph" style:parent-style-name="Footnote">
      <style:text-properties officeooo:rsid="00699257" officeooo:paragraph-rsid="006a1b21"/>
    </style:style>
    <style:style style:name="P45"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6"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47"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48" style:family="paragraph" style:parent-style-name="Standard">
      <style:paragraph-properties fo:text-align="center" style:justify-single-word="false"/>
      <style:text-properties fo:font-style="italic" fo:font-weight="bold" officeooo:rsid="0061c1b6" officeooo:paragraph-rsid="0061c1b6" style:font-style-asian="italic" style:font-weight-asian="bold" style:font-style-complex="italic" style:font-weight-complex="bold"/>
    </style:style>
    <style:style style:name="P49" style:family="paragraph" style:parent-style-name="Standard">
      <style:paragraph-properties fo:text-align="center" style:justify-single-word="false"/>
      <style:text-properties fo:font-style="italic" fo:font-weight="bold" officeooo:rsid="00655f3f" officeooo:paragraph-rsid="00655f3f" style:font-style-asian="italic" style:font-weight-asian="bold" style:font-style-complex="italic" style:font-weight-complex="bold"/>
    </style:style>
    <style:style style:name="P50" style:family="paragraph" style:parent-style-name="Standard">
      <style:paragraph-properties fo:text-align="center" style:justify-single-word="false"/>
      <style:text-properties fo:font-style="italic" officeooo:rsid="0013244b" style:font-style-asian="italic" style:font-style-complex="italic"/>
    </style:style>
    <style:style style:name="P51" style:family="paragraph" style:parent-style-name="Standard">
      <style:text-properties officeooo:rsid="00139bdb" officeooo:paragraph-rsid="00139bdb"/>
    </style:style>
    <style:style style:name="P52" style:family="paragraph" style:parent-style-name="Standard">
      <style:text-properties officeooo:rsid="00166ada" officeooo:paragraph-rsid="00166ada"/>
    </style:style>
    <style:style style:name="P53" style:family="paragraph" style:parent-style-name="Standard">
      <style:text-properties officeooo:rsid="00166ada" officeooo:paragraph-rsid="0018ff3a"/>
    </style:style>
    <style:style style:name="P54" style:family="paragraph" style:parent-style-name="Standard">
      <style:text-properties officeooo:rsid="0017ba06" officeooo:paragraph-rsid="0052b42d"/>
    </style:style>
    <style:style style:name="P55" style:family="paragraph" style:parent-style-name="Standard">
      <style:text-properties officeooo:rsid="0017ba06" officeooo:paragraph-rsid="0017ba06"/>
    </style:style>
    <style:style style:name="P56" style:family="paragraph" style:parent-style-name="Standard">
      <style:text-properties officeooo:rsid="001a2c5d" officeooo:paragraph-rsid="001a2c5d"/>
    </style:style>
    <style:style style:name="P57" style:family="paragraph" style:parent-style-name="Standard">
      <style:text-properties officeooo:rsid="001a2c5d" officeooo:paragraph-rsid="003de21d"/>
    </style:style>
    <style:style style:name="P58" style:family="paragraph" style:parent-style-name="Standard">
      <style:text-properties officeooo:rsid="001d2f36" officeooo:paragraph-rsid="001d2f36"/>
    </style:style>
    <style:style style:name="P59" style:family="paragraph" style:parent-style-name="Standard">
      <style:text-properties officeooo:rsid="0022c5fe" officeooo:paragraph-rsid="0022c5fe"/>
    </style:style>
    <style:style style:name="P60" style:family="paragraph" style:parent-style-name="Standard">
      <style:text-properties officeooo:rsid="0026bb48" officeooo:paragraph-rsid="0026bb48"/>
    </style:style>
    <style:style style:name="P61" style:family="paragraph" style:parent-style-name="Standard">
      <style:text-properties officeooo:rsid="0026fbd9" officeooo:paragraph-rsid="005e8b5a"/>
    </style:style>
    <style:style style:name="P62" style:family="paragraph" style:parent-style-name="Standard">
      <style:text-properties officeooo:rsid="0026fbd9" officeooo:paragraph-rsid="0026fbd9"/>
    </style:style>
    <style:style style:name="P63" style:family="paragraph" style:parent-style-name="Standard">
      <style:text-properties officeooo:rsid="0027ec19" officeooo:paragraph-rsid="0027ec19"/>
    </style:style>
    <style:style style:name="P64" style:family="paragraph" style:parent-style-name="Standard">
      <style:text-properties officeooo:rsid="002da801" officeooo:paragraph-rsid="002da801"/>
    </style:style>
    <style:style style:name="P65" style:family="paragraph" style:parent-style-name="Standard">
      <style:text-properties officeooo:rsid="002da801" officeooo:paragraph-rsid="0062545c"/>
    </style:style>
    <style:style style:name="P66" style:family="paragraph" style:parent-style-name="Standard">
      <style:text-properties officeooo:rsid="002f98d6" officeooo:paragraph-rsid="002f98d6"/>
    </style:style>
    <style:style style:name="P67" style:family="paragraph" style:parent-style-name="Standard">
      <style:text-properties officeooo:rsid="0031493b" officeooo:paragraph-rsid="0031493b"/>
    </style:style>
    <style:style style:name="P68" style:family="paragraph" style:parent-style-name="Standard">
      <style:text-properties officeooo:rsid="00345814" officeooo:paragraph-rsid="0041e7c6"/>
    </style:style>
    <style:style style:name="P69" style:family="paragraph" style:parent-style-name="Standard">
      <style:text-properties officeooo:rsid="00345814" officeooo:paragraph-rsid="00345814"/>
    </style:style>
    <style:style style:name="P70" style:family="paragraph" style:parent-style-name="Standard">
      <style:text-properties officeooo:rsid="003590c4" officeooo:paragraph-rsid="003590c4"/>
    </style:style>
    <style:style style:name="P71" style:family="paragraph" style:parent-style-name="Standard">
      <style:text-properties officeooo:rsid="00394e95" officeooo:paragraph-rsid="00394e95"/>
    </style:style>
    <style:style style:name="P72" style:family="paragraph" style:parent-style-name="Standard">
      <style:text-properties officeooo:rsid="00394e95" officeooo:paragraph-rsid="00593aa8"/>
    </style:style>
    <style:style style:name="P73" style:family="paragraph" style:parent-style-name="Standard">
      <style:text-properties officeooo:rsid="00396675" officeooo:paragraph-rsid="00396675"/>
    </style:style>
    <style:style style:name="P74" style:family="paragraph" style:parent-style-name="Standard">
      <style:text-properties officeooo:rsid="004823fe" officeooo:paragraph-rsid="004823fe"/>
    </style:style>
    <style:style style:name="P75" style:family="paragraph" style:parent-style-name="Standard">
      <style:text-properties officeooo:rsid="003b63dd" officeooo:paragraph-rsid="003b63dd"/>
    </style:style>
    <style:style style:name="P76" style:family="paragraph" style:parent-style-name="Standard">
      <style:text-properties officeooo:rsid="0013244b" officeooo:paragraph-rsid="0013244b"/>
    </style:style>
    <style:style style:name="P77" style:family="paragraph" style:parent-style-name="Standard">
      <style:paragraph-properties fo:text-align="center" style:justify-single-word="false"/>
      <style:text-properties officeooo:rsid="0013244b" officeooo:paragraph-rsid="00619073"/>
    </style:style>
    <style:style style:name="P78" style:family="paragraph" style:parent-style-name="Standard">
      <style:paragraph-properties fo:text-align="start" style:justify-single-word="false"/>
      <style:text-properties officeooo:rsid="0013244b"/>
    </style:style>
    <style:style style:name="P79" style:family="paragraph" style:parent-style-name="Standard">
      <style:text-properties officeooo:rsid="001396f3" officeooo:paragraph-rsid="001396f3"/>
    </style:style>
    <style:style style:name="P80" style:family="paragraph" style:parent-style-name="Standard">
      <style:text-properties officeooo:rsid="0018aced" officeooo:paragraph-rsid="0018aced"/>
    </style:style>
    <style:style style:name="P81" style:family="paragraph" style:parent-style-name="Standard">
      <style:text-properties officeooo:rsid="0018ff3a" officeooo:paragraph-rsid="0018ff3a"/>
    </style:style>
    <style:style style:name="P82" style:family="paragraph" style:parent-style-name="Standard">
      <style:text-properties officeooo:rsid="001ad2cb" officeooo:paragraph-rsid="001ad2cb"/>
    </style:style>
    <style:style style:name="P83" style:family="paragraph" style:parent-style-name="Standard">
      <style:text-properties officeooo:rsid="001ad2cb" officeooo:paragraph-rsid="003b63dd"/>
    </style:style>
    <style:style style:name="P84" style:family="paragraph" style:parent-style-name="Standard">
      <style:text-properties officeooo:rsid="001ef8c0" officeooo:paragraph-rsid="001ef8c0"/>
    </style:style>
    <style:style style:name="P85" style:family="paragraph" style:parent-style-name="Standard">
      <style:text-properties officeooo:rsid="0024577d" officeooo:paragraph-rsid="0024577d"/>
    </style:style>
    <style:style style:name="P86" style:family="paragraph" style:parent-style-name="Standard">
      <style:text-properties officeooo:rsid="002510b6" officeooo:paragraph-rsid="002510b6"/>
    </style:style>
    <style:style style:name="P87" style:family="paragraph" style:parent-style-name="Standard">
      <style:text-properties officeooo:rsid="00268411" officeooo:paragraph-rsid="00268411"/>
    </style:style>
    <style:style style:name="P88" style:family="paragraph" style:parent-style-name="Standard">
      <style:text-properties officeooo:rsid="00273370" officeooo:paragraph-rsid="00273370"/>
    </style:style>
    <style:style style:name="P89" style:family="paragraph" style:parent-style-name="Standard">
      <style:text-properties officeooo:rsid="00293904" officeooo:paragraph-rsid="00293904"/>
    </style:style>
    <style:style style:name="P90" style:family="paragraph" style:parent-style-name="Standard">
      <style:text-properties officeooo:rsid="002c5b65" officeooo:paragraph-rsid="002c5b65"/>
    </style:style>
    <style:style style:name="P91" style:family="paragraph" style:parent-style-name="Standard">
      <style:text-properties officeooo:rsid="002d528b" officeooo:paragraph-rsid="002d528b"/>
    </style:style>
    <style:style style:name="P92" style:family="paragraph" style:parent-style-name="Standard">
      <style:text-properties officeooo:rsid="0030a5b4" officeooo:paragraph-rsid="0030a5b4"/>
    </style:style>
    <style:style style:name="P93" style:family="paragraph" style:parent-style-name="Standard">
      <style:text-properties officeooo:rsid="0036c797" officeooo:paragraph-rsid="0036c797"/>
    </style:style>
    <style:style style:name="P94" style:family="paragraph" style:parent-style-name="Standard">
      <style:text-properties officeooo:rsid="003eee55" officeooo:paragraph-rsid="003eee55"/>
    </style:style>
    <style:style style:name="P95" style:family="paragraph" style:parent-style-name="Standard">
      <style:text-properties officeooo:rsid="0041e7c6" officeooo:paragraph-rsid="0041e7c6"/>
    </style:style>
    <style:style style:name="P96" style:family="paragraph" style:parent-style-name="Standard">
      <style:text-properties officeooo:rsid="004d1b1f" officeooo:paragraph-rsid="004d1b1f"/>
    </style:style>
    <style:style style:name="P97" style:family="paragraph" style:parent-style-name="Standard">
      <style:paragraph-properties fo:text-align="start" style:justify-single-word="false"/>
      <style:text-properties fo:font-size="10pt" fo:font-style="italic" officeooo:rsid="00619073" officeooo:paragraph-rsid="00619073" style:font-size-asian="10pt" style:font-style-asian="italic" style:font-size-complex="10pt" style:font-style-complex="italic"/>
    </style:style>
    <style:style style:name="P98" style:family="paragraph" style:parent-style-name="Standard">
      <style:text-properties officeooo:rsid="003590c4" officeooo:paragraph-rsid="003590c4"/>
    </style:style>
    <style:style style:name="P99" style:family="paragraph" style:parent-style-name="Standard">
      <style:text-properties officeooo:rsid="00396675" officeooo:paragraph-rsid="00396675"/>
    </style:style>
    <style:style style:name="P100" style:family="paragraph" style:parent-style-name="Standard">
      <style:text-properties officeooo:rsid="00396675" officeooo:paragraph-rsid="0049ea6e"/>
    </style:style>
    <style:style style:name="P101" style:family="paragraph" style:parent-style-name="Standard">
      <style:text-properties fo:font-style="italic" officeooo:rsid="00345814" officeooo:paragraph-rsid="00345814" fo:background-color="#ffff00" style:font-style-asian="italic" style:font-style-complex="italic"/>
    </style:style>
    <style:style style:name="P102"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03" style:family="paragraph" style:parent-style-name="Standard">
      <style:text-properties officeooo:rsid="00166ada" officeooo:paragraph-rsid="00166ada"/>
    </style:style>
    <style:style style:name="P104" style:family="paragraph" style:parent-style-name="Standard">
      <style:text-properties officeooo:rsid="0017ba06" officeooo:paragraph-rsid="00166ada"/>
    </style:style>
    <style:style style:name="P105" style:family="paragraph" style:parent-style-name="Standard">
      <style:text-properties officeooo:rsid="0017ba06" officeooo:paragraph-rsid="0052b42d"/>
    </style:style>
    <style:style style:name="P106" style:family="paragraph" style:parent-style-name="Standard">
      <style:text-properties officeooo:rsid="001d2f36" officeooo:paragraph-rsid="001d2f36"/>
    </style:style>
    <style:style style:name="P107" style:family="paragraph" style:parent-style-name="Standard">
      <style:text-properties officeooo:rsid="0031493b" officeooo:paragraph-rsid="0031493b"/>
    </style:style>
    <style:style style:name="P108" style:family="paragraph" style:parent-style-name="Standard">
      <style:text-properties officeooo:rsid="00345814" officeooo:paragraph-rsid="00345814"/>
    </style:style>
    <style:style style:name="P109" style:family="paragraph" style:parent-style-name="Standard">
      <style:text-properties officeooo:rsid="00345814" officeooo:paragraph-rsid="0041e7c6"/>
    </style:style>
    <style:style style:name="P110" style:family="paragraph" style:parent-style-name="Standard">
      <style:text-properties officeooo:rsid="004823fe" officeooo:paragraph-rsid="0049ea6e"/>
    </style:style>
    <style:style style:name="P111" style:family="paragraph" style:parent-style-name="Standard">
      <style:text-properties officeooo:rsid="004823fe" officeooo:paragraph-rsid="004823fe"/>
    </style:style>
    <style:style style:name="P112" style:family="paragraph" style:parent-style-name="Standard">
      <style:text-properties officeooo:rsid="003b63dd" officeooo:paragraph-rsid="003b63dd"/>
    </style:style>
    <style:style style:name="P113"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114" style:family="paragraph" style:parent-style-name="Standard">
      <style:text-properties officeooo:rsid="00139bdb" officeooo:paragraph-rsid="00139bdb"/>
    </style:style>
    <style:style style:name="P115" style:family="paragraph" style:parent-style-name="Standard">
      <style:text-properties officeooo:rsid="001a2c5d" officeooo:paragraph-rsid="001a2c5d"/>
    </style:style>
    <style:style style:name="P116" style:family="paragraph" style:parent-style-name="Standard">
      <style:text-properties officeooo:rsid="001a2c5d" officeooo:paragraph-rsid="003de21d"/>
    </style:style>
    <style:style style:name="P117" style:family="paragraph" style:parent-style-name="Standard">
      <style:text-properties officeooo:rsid="0022c5fe" officeooo:paragraph-rsid="0022c5fe"/>
    </style:style>
    <style:style style:name="P118" style:family="paragraph" style:parent-style-name="Standard">
      <style:text-properties officeooo:rsid="0026bb48" officeooo:paragraph-rsid="0026bb48"/>
    </style:style>
    <style:style style:name="P119" style:family="paragraph" style:parent-style-name="Standard">
      <style:text-properties officeooo:rsid="0026fbd9" officeooo:paragraph-rsid="005e8b5a"/>
    </style:style>
    <style:style style:name="P120" style:family="paragraph" style:parent-style-name="Standard">
      <style:text-properties officeooo:rsid="0027ec19" officeooo:paragraph-rsid="0027ec19"/>
    </style:style>
    <style:style style:name="P121" style:family="paragraph" style:parent-style-name="Standard">
      <style:text-properties officeooo:rsid="002da801" officeooo:paragraph-rsid="002da801"/>
    </style:style>
    <style:style style:name="P122" style:family="paragraph" style:parent-style-name="Standard">
      <style:text-properties officeooo:rsid="002f98d6" officeooo:paragraph-rsid="002f98d6"/>
    </style:style>
    <style:style style:name="P123" style:family="paragraph" style:parent-style-name="Standard">
      <style:text-properties officeooo:rsid="00394e95" officeooo:paragraph-rsid="00394e95"/>
    </style:style>
    <style:style style:name="P124" style:family="paragraph" style:parent-style-name="Footnote">
      <style:text-properties officeooo:rsid="00699257" officeooo:paragraph-rsid="006a1b21"/>
    </style:style>
    <style:style style:name="P125" style:family="paragraph" style:parent-style-name="Footnote">
      <style:text-properties officeooo:rsid="002d528b" officeooo:paragraph-rsid="0040f5d6"/>
    </style:style>
    <style:style style:name="P126" style:family="paragraph" style:parent-style-name="Footnote">
      <style:text-properties officeooo:rsid="00345814" officeooo:paragraph-rsid="003590c4"/>
    </style:style>
    <style:style style:name="P127" style:family="paragraph" style:parent-style-name="Footnote">
      <style:text-properties officeooo:rsid="00396675" officeooo:paragraph-rsid="00396675"/>
    </style:style>
    <style:style style:name="P128" style:family="paragraph" style:parent-style-name="Footnote">
      <style:text-properties officeooo:rsid="004c0dc7" officeooo:paragraph-rsid="00741328"/>
    </style:style>
    <style:style style:name="P129" style:family="paragraph" style:parent-style-name="Footnote">
      <style:text-properties officeooo:rsid="0075c980" officeooo:paragraph-rsid="0075c980"/>
    </style:style>
    <style:style style:name="P130" style:family="paragraph" style:parent-style-name="Footnote">
      <style:text-properties officeooo:rsid="007615e6" officeooo:paragraph-rsid="007615e6"/>
    </style:style>
    <style:style style:name="T1" style:family="text">
      <style:text-properties officeooo:rsid="001f78f5"/>
    </style:style>
    <style:style style:name="T2" style:family="text">
      <style:text-properties officeooo:rsid="001ad2cb"/>
    </style:style>
    <style:style style:name="T3" style:family="text">
      <style:text-properties officeooo:rsid="00273370"/>
    </style:style>
    <style:style style:name="T4" style:family="text">
      <style:text-properties officeooo:rsid="0030a5b4"/>
    </style:style>
    <style:style style:name="T5" style:family="text">
      <style:text-properties officeooo:rsid="003590c4"/>
    </style:style>
    <style:style style:name="T6" style:family="text">
      <style:text-properties officeooo:rsid="00365969"/>
    </style:style>
    <style:style style:name="T7" style:family="text">
      <style:text-properties officeooo:rsid="00396675"/>
    </style:style>
    <style:style style:name="T8" style:family="text">
      <style:text-properties officeooo:rsid="0049ea6e"/>
    </style:style>
    <style:style style:name="T9" style:family="text">
      <style:text-properties fo:font-style="italic" fo:background-color="#ffff00" loext:char-shading-value="0" style:font-style-asian="italic" style:font-style-complex="italic"/>
    </style:style>
    <style:style style:name="T10" style:family="text">
      <style:text-properties fo:font-style="italic" officeooo:rsid="003cce55" fo:background-color="#ffff00" loext:char-shading-value="0" style:font-style-asian="italic" style:font-style-complex="italic"/>
    </style:style>
    <style:style style:name="T11" style:family="text">
      <style:text-properties fo:font-style="italic" officeooo:rsid="0066040e" fo:background-color="#ffff00" loext:char-shading-value="0" style:font-style-asian="italic" style:font-style-complex="italic"/>
    </style:style>
    <style:style style:name="T12" style:family="text">
      <style:text-properties fo:font-style="italic" officeooo:rsid="006f28c7" fo:background-color="#ffff00" loext:char-shading-value="0" style:font-style-asian="italic" style:font-style-complex="italic"/>
    </style:style>
    <style:style style:name="T13" style:family="text">
      <style:text-properties fo:font-style="italic" officeooo:rsid="006f3842" fo:background-color="#ffff00" loext:char-shading-value="0" style:font-style-asian="italic" style:font-style-complex="italic"/>
    </style:style>
    <style:style style:name="T14" style:family="text">
      <style:text-properties fo:font-style="italic" officeooo:rsid="006fbdbf" fo:background-color="#ffff00" loext:char-shading-value="0" style:font-style-asian="italic" style:font-style-complex="italic"/>
    </style:style>
    <style:style style:name="T15" style:family="text">
      <style:text-properties officeooo:rsid="001f78f5"/>
    </style:style>
    <style:style style:name="T16" style:family="text">
      <style:text-properties officeooo:rsid="001ad2cb"/>
    </style:style>
    <style:style style:name="T17" style:family="text">
      <style:text-properties officeooo:rsid="00273370"/>
    </style:style>
    <style:style style:name="T18" style:family="text">
      <style:text-properties officeooo:rsid="0030a5b4"/>
    </style:style>
    <style:style style:name="T19" style:family="text">
      <style:text-properties officeooo:rsid="003590c4"/>
    </style:style>
    <style:style style:name="T20" style:family="text">
      <style:text-properties officeooo:rsid="00365969"/>
    </style:style>
    <style:style style:name="T21" style:family="text">
      <style:text-properties officeooo:rsid="00396675"/>
    </style:style>
    <style:style style:name="T22" style:family="text">
      <style:text-properties officeooo:rsid="0049ea6e"/>
    </style:style>
    <style:style style:name="T23" style:family="text">
      <style:text-properties fo:font-style="italic" fo:background-color="#ffff00" loext:char-shading-value="0" style:font-style-asian="italic" style:font-style-complex="italic"/>
    </style:style>
    <style:style style:name="T24" style:family="text">
      <style:text-properties fo:font-style="italic" officeooo:rsid="003cce55" fo:background-color="#ffff00" loext:char-shading-value="0" style:font-style-asian="italic" style:font-style-complex="italic"/>
    </style:style>
    <style:style style:name="T25" style:family="text">
      <style:text-properties fo:font-style="italic" officeooo:rsid="0066040e" fo:background-color="#ffff00" loext:char-shading-value="0" style:font-style-asian="italic" style:font-style-complex="italic"/>
    </style:style>
    <style:style style:name="T26" style:family="text">
      <style:text-properties fo:font-style="italic" officeooo:rsid="006f28c7" fo:background-color="#ffff00" loext:char-shading-value="0" style:font-style-asian="italic" style:font-style-complex="italic"/>
    </style:style>
    <style:style style:name="T27" style:family="text">
      <style:text-properties fo:font-style="italic" officeooo:rsid="006f3842" fo:background-color="#ffff00" loext:char-shading-value="0" style:font-style-asian="italic" style:font-style-complex="italic"/>
    </style:style>
    <style:style style:name="T28" style:family="text">
      <style:text-properties fo:font-style="italic" officeooo:rsid="006fbdbf" fo:background-color="#ffff00" loext:char-shading-value="0" style:font-style-asian="italic" style:font-style-complex="italic"/>
    </style:style>
    <style:style style:name="T29" style:family="text">
      <style:text-properties fo:font-style="italic" fo:background-color="transparent" loext:char-shading-value="0" style:font-style-asian="italic" style:font-style-complex="italic"/>
    </style:style>
    <style:style style:name="T30" style:family="text">
      <style:text-properties fo:font-style="italic" officeooo:rsid="006f28c7" fo:background-color="transparent" loext:char-shading-value="0" style:font-style-asian="italic" style:font-style-complex="italic"/>
    </style:style>
    <style:style style:name="T31" style:family="text">
      <style:text-properties fo:font-style="italic" officeooo:rsid="0066040e" fo:background-color="transparent" loext:char-shading-value="0" style:font-style-asian="italic" style:font-style-complex="italic"/>
    </style:style>
    <style:style style:name="T32" style:family="text">
      <style:text-properties fo:font-style="italic" officeooo:rsid="006f3842" fo:background-color="transparent" loext:char-shading-value="0" style:font-style-asian="italic" style:font-style-complex="italic"/>
    </style:style>
    <style:style style:name="T33" style:family="text">
      <style:text-properties fo:font-style="italic" officeooo:rsid="006fbdbf" fo:background-color="transparent" loext:char-shading-value="0" style:font-style-asian="italic" style:font-style-complex="italic"/>
    </style:style>
    <style:style style:name="T34" style:family="text">
      <style:text-properties officeooo:rsid="001396f3"/>
    </style:style>
    <style:style style:name="T35" style:family="text">
      <style:text-properties officeooo:rsid="00139bdb"/>
    </style:style>
    <style:style style:name="T36" style:family="text">
      <style:text-properties officeooo:rsid="0017ba06"/>
    </style:style>
    <style:style style:name="T37" style:family="text">
      <style:text-properties officeooo:rsid="0018aced"/>
    </style:style>
    <style:style style:name="T38" style:family="text">
      <style:text-properties officeooo:rsid="001b8ae4"/>
    </style:style>
    <style:style style:name="T39" style:family="text">
      <style:text-properties officeooo:rsid="001c87cc"/>
    </style:style>
    <style:style style:name="T40" style:family="text">
      <style:text-properties officeooo:rsid="00210223"/>
    </style:style>
    <style:style style:name="T41" style:family="text">
      <style:text-properties officeooo:rsid="0024577d"/>
    </style:style>
    <style:style style:name="T42" style:family="text">
      <style:text-properties officeooo:rsid="002510b6"/>
    </style:style>
    <style:style style:name="T43" style:family="text">
      <style:text-properties officeooo:rsid="0026fbd9"/>
    </style:style>
    <style:style style:name="T44" style:family="text">
      <style:text-properties officeooo:rsid="00293904"/>
    </style:style>
    <style:style style:name="T45" style:family="text">
      <style:text-properties officeooo:rsid="002c5b65"/>
    </style:style>
    <style:style style:name="T46" style:family="text">
      <style:text-properties officeooo:rsid="002d528b"/>
    </style:style>
    <style:style style:name="T47" style:family="text">
      <style:text-properties officeooo:rsid="002da801"/>
    </style:style>
    <style:style style:name="T48" style:family="text">
      <style:text-properties officeooo:rsid="0031493b"/>
    </style:style>
    <style:style style:name="T49" style:family="text">
      <style:text-properties officeooo:rsid="00330863"/>
    </style:style>
    <style:style style:name="T50" style:family="text">
      <style:text-properties officeooo:rsid="00345814"/>
    </style:style>
    <style:style style:name="T51" style:family="text">
      <style:text-properties officeooo:rsid="003867ab"/>
    </style:style>
    <style:style style:name="T52" style:family="text">
      <style:text-properties officeooo:rsid="003da814"/>
    </style:style>
    <style:style style:name="T53" style:family="text">
      <style:text-properties officeooo:rsid="003de21d"/>
    </style:style>
    <style:style style:name="T54" style:family="text">
      <style:text-properties officeooo:rsid="003fa5c5"/>
    </style:style>
    <style:style style:name="T55" style:family="text">
      <style:text-properties officeooo:rsid="0040f5d6"/>
    </style:style>
    <style:style style:name="T56" style:family="text">
      <style:text-properties officeooo:rsid="0041e7c6"/>
    </style:style>
    <style:style style:name="T57" style:family="text">
      <style:text-properties officeooo:rsid="004374a7"/>
    </style:style>
    <style:style style:name="T58" style:family="text">
      <style:text-properties officeooo:rsid="00442b85"/>
    </style:style>
    <style:style style:name="T59" style:family="text">
      <style:text-properties officeooo:rsid="004615ab"/>
    </style:style>
    <style:style style:name="T60" style:family="text">
      <style:text-properties officeooo:rsid="004823fe"/>
    </style:style>
    <style:style style:name="T61" style:family="text">
      <style:text-properties officeooo:rsid="004d1b1f"/>
    </style:style>
    <style:style style:name="T62" style:family="text">
      <style:text-properties officeooo:rsid="0052b42d"/>
    </style:style>
    <style:style style:name="T63" style:family="text">
      <style:text-properties officeooo:rsid="00536935"/>
    </style:style>
    <style:style style:name="T64" style:family="text">
      <style:text-properties officeooo:rsid="0053abe4"/>
    </style:style>
    <style:style style:name="T65" style:family="text">
      <style:text-properties officeooo:rsid="0055c2d5"/>
    </style:style>
    <style:style style:name="T66" style:family="text">
      <style:text-properties officeooo:rsid="00593aa8"/>
    </style:style>
    <style:style style:name="T67" style:family="text">
      <style:text-properties officeooo:rsid="005a2279"/>
    </style:style>
    <style:style style:name="T68" style:family="text">
      <style:text-properties officeooo:rsid="005bb31f"/>
    </style:style>
    <style:style style:name="T69" style:family="text">
      <style:text-properties officeooo:rsid="005e8b5a"/>
    </style:style>
    <style:style style:name="T70" style:family="text">
      <style:text-properties officeooo:rsid="005fb306"/>
    </style:style>
    <style:style style:name="T71" style:family="text">
      <style:text-properties officeooo:rsid="0062545c"/>
    </style:style>
    <style:style style:name="T72" style:family="text">
      <style:text-properties officeooo:rsid="0067de81"/>
    </style:style>
    <style:style style:name="T73" style:family="text">
      <style:text-properties officeooo:rsid="0069ddf9"/>
    </style:style>
    <style:style style:name="T74" style:family="text">
      <style:text-properties officeooo:rsid="006a1b21"/>
    </style:style>
    <style:style style:name="T75" style:family="text">
      <style:text-properties officeooo:rsid="006e709a"/>
    </style:style>
    <style:style style:name="T76" style:family="text">
      <style:text-properties officeooo:rsid="0071030a"/>
    </style:style>
    <style:style style:name="T77" style:family="text">
      <style:text-properties officeooo:rsid="00741328"/>
    </style:style>
    <style:style style:name="T78" style:family="text">
      <style:text-properties fo:background-color="transparent" loext:char-shading-value="0"/>
    </style:style>
    <style:style style:name="T79" style:family="text">
      <style:text-properties fo:font-style="normal" fo:background-color="transparent" loext:char-shading-value="0" style:font-style-asian="normal" style:font-style-complex="normal"/>
    </style:style>
    <style:style style:name="T80" style:family="text">
      <style:text-properties fo:font-style="normal" officeooo:rsid="006f28c7" fo:background-color="transparent" loext:char-shading-value="0" style:font-style-asian="normal" style:font-style-complex="normal"/>
    </style:style>
    <style:style style:name="T81" style:family="text">
      <style:text-properties fo:font-style="normal" officeooo:rsid="0066040e" fo:background-color="transparent" loext:char-shading-value="0" style:font-style-asian="normal" style:font-style-complex="normal"/>
    </style:style>
    <style:style style:name="T82" style:family="text">
      <style:text-properties fo:font-style="normal" officeooo:rsid="006f3842" fo:background-color="transparent" loext:char-shading-value="0" style:font-style-asian="normal" style:font-style-complex="normal"/>
    </style:style>
    <style:style style:name="T83" style:family="text">
      <style:text-properties fo:font-style="normal" officeooo:rsid="006fbdbf" fo:background-color="transparent" loext:char-shading-value="0" style:font-style-asian="normal" style:font-style-complex="normal"/>
    </style:style>
  </office:automatic-styles>
  <office:body>
    <office:text text:use-soft-page-breaks="true">
      <office:forms form:automatic-focus="false" form:apply-design-mode="false"/>
      <text:tracked-changes>
        <text:changed-region xml:id="ct90517072" text:id="ct90517072">
          <text:insertion>
            <office:change-info>
              <dc:creator>Armando Gaeta</dc:creator>
              <dc:date>2018-01-12T15:55:00</dc:date>
            </office:change-info>
          </text:insertion>
        </text:changed-region>
        <text:changed-region xml:id="ct90515392" text:id="ct90515392">
          <text:insertion>
            <office:change-info>
              <dc:creator>Armando Gaeta</dc:creator>
              <dc:date>2018-01-10T16:35:00</dc:date>
            </office:change-info>
          </text:insertion>
        </text:changed-region>
        <text:changed-region xml:id="ct90516176" text:id="ct90516176">
          <text:insertion>
            <office:change-info>
              <dc:creator>Armando Gaeta</dc:creator>
              <dc:date>2018-01-10T16:36:00</dc:date>
            </office:change-info>
          </text:insertion>
        </text:changed-region>
        <text:changed-region xml:id="ct90516288" text:id="ct90516288">
          <text:insertion>
            <office:change-info>
              <dc:creator>Armando Gaeta</dc:creator>
              <dc:date>2018-01-12T15:23:00</dc:date>
            </office:change-info>
          </text:insertion>
        </text:changed-region>
        <text:changed-region xml:id="ct90517856" text:id="ct90517856">
          <text:insertion>
            <office:change-info>
              <dc:creator>Armando Gaeta</dc:creator>
              <dc:date>2018-01-12T15:24:00</dc:date>
            </office:change-info>
          </text:insertion>
        </text:changed-region>
        <text:changed-region xml:id="ct90518080" text:id="ct90518080">
          <text:insertion>
            <office:change-info>
              <dc:creator>Armando Gaeta</dc:creator>
              <dc:date>2018-01-12T15:25:00</dc:date>
            </office:change-info>
          </text:insertion>
        </text:changed-region>
        <text:changed-region xml:id="ct90517520" text:id="ct90517520">
          <text:insertion>
            <office:change-info>
              <dc:creator>Armando Gaeta</dc:creator>
              <dc:date>2018-01-12T15:26:00</dc:date>
            </office:change-info>
          </text:insertion>
        </text:changed-region>
        <text:changed-region xml:id="ct90518864" text:id="ct90518864">
          <text:insertion>
            <office:change-info>
              <dc:creator>Armando Gaeta</dc:creator>
              <dc:date>2018-01-12T15:28:00</dc:date>
            </office:change-info>
          </text:insertion>
        </text:changed-region>
        <text:changed-region xml:id="ct280537864" text:id="ct280537864">
          <text:deletion>
            <office:change-info>
              <dc:creator>Autore sconosciuto</dc:creator>
              <dc:date>2018-01-24T17:35:00</dc:date>
            </office:change-info>
            <text:p text:style-name="P1">a</text:p>
          </text:deletion>
          <text:insertion>
            <office:change-info office:chg-author="Armando Gaeta" office:chg-date-time="2018-01-12T15:28:00"/>
          </text:insertion>
        </text:changed-region>
        <text:changed-region xml:id="ct280537976" text:id="ct280537976">
          <text:insertion>
            <office:change-info>
              <dc:creator>Autore sconosciuto</dc:creator>
              <dc:date>2018-01-24T17:35:00</dc:date>
            </office:change-info>
          </text:insertion>
        </text:changed-region>
        <text:changed-region xml:id="ct90518192" text:id="ct90518192">
          <text:insertion>
            <office:change-info>
              <dc:creator>Armando Gaeta</dc:creator>
              <dc:date>2018-01-12T15:29:00</dc:date>
            </office:change-info>
          </text:insertion>
        </text:changed-region>
        <text:changed-region xml:id="ct86846304" text:id="ct86846304">
          <text:insertion>
            <office:change-info>
              <dc:creator>Armando Gaeta</dc:creator>
              <dc:date>2017-12-19T15:50:00</dc:date>
            </office:change-info>
          </text:insertion>
        </text:changed-region>
        <text:changed-region xml:id="ct86848320" text:id="ct86848320">
          <text:insertion>
            <office:change-info>
              <dc:creator>Armando Gaeta</dc:creator>
              <dc:date>2017-12-19T15:51:00</dc:date>
            </office:change-info>
          </text:insertion>
        </text:changed-region>
        <text:changed-region xml:id="ct90704248" text:id="ct90704248">
          <text:insertion>
            <office:change-info>
              <dc:creator>Armando Gaeta</dc:creator>
              <dc:date>2018-01-09T11:10:00</dc:date>
            </office:change-info>
          </text:insertion>
        </text:changed-region>
        <text:changed-region xml:id="ct90708616" text:id="ct90708616">
          <text:insertion>
            <office:change-info>
              <dc:creator>Armando Gaeta</dc:creator>
              <dc:date>2018-01-09T11:13:00</dc:date>
            </office:change-info>
          </text:insertion>
        </text:changed-region>
        <text:changed-region xml:id="ct90705928" text:id="ct90705928">
          <text:insertion>
            <office:change-info>
              <dc:creator>Armando Gaeta</dc:creator>
              <dc:date>2018-01-09T11:14:00</dc:date>
            </office:change-info>
          </text:insertion>
        </text:changed-region>
        <text:changed-region xml:id="ct90705144" text:id="ct90705144">
          <text:insertion>
            <office:change-info>
              <dc:creator>Armando Gaeta</dc:creator>
              <dc:date>2018-01-09T11:15:00</dc:date>
            </office:change-info>
          </text:insertion>
        </text:changed-region>
        <text:changed-region xml:id="ct90707496" text:id="ct90707496">
          <text:insertion>
            <office:change-info>
              <dc:creator>Armando Gaeta</dc:creator>
              <dc:date>2017-12-19T15:54:00</dc:date>
            </office:change-info>
          </text:insertion>
        </text:changed-region>
        <text:changed-region xml:id="ct90706040" text:id="ct90706040">
          <text:deletion>
            <office:change-info>
              <dc:creator>Armando Gaeta</dc:creator>
              <dc:date>2017-12-19T15:54:00</dc:date>
            </office:change-info>
            <text:p text:style-name="P2"><text:span text:style-name="T1">. </text:span>Fiaba di che popolo???</text:p>
          </text:deletion>
        </text:changed-region>
        <text:changed-region xml:id="ct90706712" text:id="ct90706712">
          <text:insertion>
            <office:change-info>
              <dc:creator>Armando Gaeta</dc:creator>
              <dc:date>2017-12-19T15:54:00</dc:date>
            </office:change-info>
          </text:insertion>
        </text:changed-region>
        <text:changed-region xml:id="ct90711104" text:id="ct90711104">
          <text:insertion>
            <office:change-info>
              <dc:creator>Armando Gaeta</dc:creator>
              <dc:date>2017-12-19T16:02:00</dc:date>
            </office:change-info>
          </text:insertion>
        </text:changed-region>
        <text:changed-region xml:id="ct90711664" text:id="ct90711664">
          <text:insertion>
            <office:change-info>
              <dc:creator>Armando Gaeta</dc:creator>
              <dc:date>2017-12-19T16:03:00</dc:date>
            </office:change-info>
          </text:insertion>
        </text:changed-region>
        <text:changed-region xml:id="ct90711216" text:id="ct90711216">
          <text:deletion>
            <office:change-info>
              <dc:creator>Armando Gaeta</dc:creator>
              <dc:date>2017-12-19T16:03:00</dc:date>
            </office:change-info>
            <text:p text:style-name="P3"><text:s/>e</text:p>
          </text:deletion>
        </text:changed-region>
        <text:changed-region xml:id="ct90710544" text:id="ct90710544">
          <text:insertion>
            <office:change-info>
              <dc:creator>Armando Gaeta</dc:creator>
              <dc:date>2017-12-19T16:03:00</dc:date>
            </office:change-info>
          </text:insertion>
        </text:changed-region>
        <text:changed-region xml:id="ct90714240" text:id="ct90714240">
          <text:insertion>
            <office:change-info>
              <dc:creator>Armando Gaeta</dc:creator>
              <dc:date>2017-12-19T16:12:00</dc:date>
            </office:change-info>
          </text:insertion>
        </text:changed-region>
        <text:changed-region xml:id="ct280544920" text:id="ct280544920">
          <text:insertion>
            <office:change-info>
              <dc:creator>Autore sconosciuto</dc:creator>
              <dc:date>2018-01-24T18:17:00</dc:date>
            </office:change-info>
          </text:insertion>
        </text:changed-region>
        <text:changed-region xml:id="ct280544584" text:id="ct280544584">
          <text:insertion>
            <office:change-info>
              <dc:creator>Autore sconosciuto</dc:creator>
              <dc:date>2018-01-24T18:25:00</dc:date>
            </office:change-info>
          </text:insertion>
        </text:changed-region>
        <text:changed-region xml:id="ct280545256" text:id="ct280545256">
          <text:insertion>
            <office:change-info>
              <dc:creator>Autore sconosciuto</dc:creator>
              <dc:date>2018-01-24T18:26:00</dc:date>
            </office:change-info>
          </text:insertion>
        </text:changed-region>
        <text:changed-region xml:id="ct280546264" text:id="ct280546264">
          <text:insertion>
            <office:change-info>
              <dc:creator>Autore sconosciuto</dc:creator>
              <dc:date>2018-01-24T18:33:00</dc:date>
            </office:change-info>
          </text:insertion>
        </text:changed-region>
        <text:changed-region xml:id="ct90522672" text:id="ct90522672">
          <text:insertion>
            <office:change-info>
              <dc:creator>Armando Gaeta</dc:creator>
              <dc:date>2018-01-10T16:05:00</dc:date>
            </office:change-info>
          </text:insertion>
        </text:changed-region>
        <text:changed-region xml:id="ct90522784" text:id="ct90522784">
          <text:insertion>
            <office:change-info>
              <dc:creator>Armando Gaeta</dc:creator>
              <dc:date>2018-01-10T16:06:00</dc:date>
            </office:change-info>
          </text:insertion>
        </text:changed-region>
        <text:changed-region xml:id="ct90523232" text:id="ct90523232">
          <text:deletion>
            <office:change-info>
              <dc:creator>Armando Gaeta</dc:creator>
              <dc:date>2018-01-10T16:05:00</dc:date>
            </office:change-info>
            <text:p text:style-name="P4"><text:s/>– </text:p>
          </text:deletion>
        </text:changed-region>
        <text:changed-region xml:id="ct90515616" text:id="ct90515616">
          <text:insertion>
            <office:change-info>
              <dc:creator>Armando Gaeta</dc:creator>
              <dc:date>2018-01-10T16:05:00</dc:date>
            </office:change-info>
          </text:insertion>
        </text:changed-region>
        <text:changed-region xml:id="ct90518640" text:id="ct90518640">
          <text:deletion>
            <office:change-info>
              <dc:creator>Armando Gaeta</dc:creator>
              <dc:date>2018-01-10T16:05:00</dc:date>
            </office:change-info>
            <text:p text:style-name="P4">docufiction</text:p>
          </text:deletion>
        </text:changed-region>
        <text:changed-region xml:id="ct90515728" text:id="ct90515728">
          <text:insertion>
            <office:change-info>
              <dc:creator>Armando Gaeta</dc:creator>
              <dc:date>2018-01-10T16:04:00</dc:date>
            </office:change-info>
          </text:insertion>
        </text:changed-region>
        <text:changed-region xml:id="ct90515840" text:id="ct90515840">
          <text:insertion>
            <office:change-info>
              <dc:creator>Armando Gaeta</dc:creator>
              <dc:date>2018-01-10T16:35:00</dc:date>
            </office:change-info>
          </text:insertion>
        </text:changed-region>
        <text:changed-region xml:id="ct90517184" text:id="ct90517184">
          <text:insertion>
            <office:change-info>
              <dc:creator>Armando Gaeta</dc:creator>
              <dc:date>2018-01-10T16:04:00</dc:date>
            </office:change-info>
          </text:insertion>
        </text:changed-region>
        <text:changed-region xml:id="ct90518304" text:id="ct90518304">
          <text:insertion>
            <office:change-info>
              <dc:creator>Armando Gaeta</dc:creator>
              <dc:date>2017-12-19T15:45:00</dc:date>
            </office:change-info>
          </text:insertion>
        </text:changed-region>
        <text:changed-region xml:id="ct90516848" text:id="ct90516848">
          <text:deletion>
            <office:change-info>
              <dc:creator>Armando Gaeta</dc:creator>
              <dc:date>2017-12-19T15:45:00</dc:date>
            </office:change-info>
            <text:p text:style-name="P5">– Genova </text:p>
          </text:deletion>
        </text:changed-region>
        <text:changed-region xml:id="ct90516624" text:id="ct90516624">
          <text:insertion>
            <office:change-info>
              <dc:creator>Armando Gaeta</dc:creator>
              <dc:date>2017-12-19T15:45:00</dc:date>
            </office:change-info>
          </text:insertion>
        </text:changed-region>
        <text:changed-region xml:id="ct90516400" text:id="ct90516400">
          <text:deletion>
            <office:change-info>
              <dc:creator>Armando Gaeta</dc:creator>
              <dc:date>2017-12-19T15:45:00</dc:date>
            </office:change-info>
            <text:p text:style-name="P6">Dopotutto</text:p>
          </text:deletion>
        </text:changed-region>
        <text:changed-region xml:id="ct90516512" text:id="ct90516512">
          <text:insertion>
            <office:change-info>
              <dc:creator>Armando Gaeta</dc:creator>
              <dc:date>2017-12-19T15:45:00</dc:date>
            </office:change-info>
          </text:insertion>
        </text:changed-region>
        <text:changed-region xml:id="ct90515952" text:id="ct90515952">
          <text:deletion>
            <office:change-info>
              <dc:creator>Armando Gaeta</dc:creator>
              <dc:date>2017-12-19T15:45:00</dc:date>
            </office:change-info>
            <text:p text:style-name="P6">,</text:p>
          </text:deletion>
        </text:changed-region>
        <text:changed-region xml:id="ct90516736" text:id="ct90516736">
          <text:deletion>
            <office:change-info>
              <dc:creator>Armando Gaeta</dc:creator>
              <dc:date>2017-12-19T15:45:00</dc:date>
            </office:change-info>
            <text:p text:style-name="P6">, </text:p>
          </text:deletion>
        </text:changed-region>
        <text:changed-region xml:id="ct90517744" text:id="ct90517744">
          <text:insertion>
            <office:change-info>
              <dc:creator>Armando Gaeta</dc:creator>
              <dc:date>2017-12-19T15:45:00</dc:date>
            </office:change-info>
          </text:insertion>
        </text:changed-region>
        <text:changed-region xml:id="ct90516960" text:id="ct90516960">
          <text:deletion>
            <office:change-info>
              <dc:creator>Armando Gaeta</dc:creator>
              <dc:date>2017-12-19T15:46:00</dc:date>
            </office:change-info>
            <text:p text:style-name="P6">,</text:p>
          </text:deletion>
        </text:changed-region>
        <text:changed-region xml:id="ct90517968" text:id="ct90517968">
          <text:insertion>
            <office:change-info>
              <dc:creator>Armando Gaeta</dc:creator>
              <dc:date>2017-12-19T15:46:00</dc:date>
            </office:change-info>
          </text:insertion>
        </text:changed-region>
        <text:changed-region xml:id="ct90517296" text:id="ct90517296">
          <text:deletion>
            <office:change-info>
              <dc:creator>Armando Gaeta</dc:creator>
              <dc:date>2017-12-19T15:46:00</dc:date>
            </office:change-info>
            <text:p text:style-name="P6">gli schiavi</text:p>
          </text:deletion>
        </text:changed-region>
        <text:changed-region xml:id="ct90517408" text:id="ct90517408">
          <text:insertion>
            <office:change-info>
              <dc:creator>Armando Gaeta</dc:creator>
              <dc:date>2017-12-19T15:46:00</dc:date>
            </office:change-info>
          </text:insertion>
        </text:changed-region>
        <text:changed-region xml:id="ct90518416" text:id="ct90518416">
          <text:deletion>
            <office:change-info>
              <dc:creator>Armando Gaeta</dc:creator>
              <dc:date>2017-12-19T15:46:00</dc:date>
            </office:change-info>
            <text:p text:style-name="P7">a</text:p>
          </text:deletion>
        </text:changed-region>
        <text:changed-region xml:id="ct90517632" text:id="ct90517632">
          <text:insertion>
            <office:change-info>
              <dc:creator>Armando Gaeta</dc:creator>
              <dc:date>2017-12-19T15:46:00</dc:date>
            </office:change-info>
          </text:insertion>
        </text:changed-region>
        <text:changed-region xml:id="ct90518528" text:id="ct90518528">
          <text:deletion>
            <office:change-info>
              <dc:creator>Armando Gaeta</dc:creator>
              <dc:date>2017-12-19T15:46:00</dc:date>
            </office:change-info>
            <text:p text:style-name="P7">suo </text:p>
          </text:deletion>
        </text:changed-region>
        <text:changed-region xml:id="ct90518752" text:id="ct90518752">
          <text:deletion>
            <office:change-info>
              <dc:creator>Armando Gaeta</dc:creator>
              <dc:date>2018-01-09T10:58:00</dc:date>
            </office:change-info>
            <text:p text:style-name="P7"/>
            <text:p text:style-name="P8">Rispondo alla sua domanda, un po' titubante, come se mi avesse posto una domanda intima.</text:p>
          </text:deletion>
        </text:changed-region>
        <text:changed-region xml:id="ct90515504" text:id="ct90515504">
          <text:deletion>
            <office:change-info>
              <dc:creator>Armando Gaeta</dc:creator>
              <dc:date>2018-01-09T10:58:00</dc:date>
            </office:change-info>
            <text:p text:style-name="P9">.</text:p>
          </text:deletion>
        </text:changed-region>
        <text:changed-region xml:id="ct90516064" text:id="ct90516064">
          <text:insertion>
            <office:change-info>
              <dc:creator>Armando Gaeta</dc:creator>
              <dc:date>2018-01-09T10:59:00</dc:date>
            </office:change-info>
          </text:insertion>
        </text:changed-region>
        <text:changed-region xml:id="ct86847872" text:id="ct86847872">
          <text:deletion>
            <office:change-info>
              <dc:creator>Armando Gaeta</dc:creator>
              <dc:date>2017-12-19T15:47:00</dc:date>
            </office:change-info>
            <text:p text:style-name="P10">r</text:p>
          </text:deletion>
        </text:changed-region>
        <text:changed-region xml:id="ct86848992" text:id="ct86848992">
          <text:insertion>
            <office:change-info>
              <dc:creator>Armando Gaeta</dc:creator>
              <dc:date>2017-12-19T15:47:00</dc:date>
            </office:change-info>
          </text:insertion>
        </text:changed-region>
        <text:changed-region xml:id="ct86848096" text:id="ct86848096">
          <text:deletion>
            <office:change-info>
              <dc:creator>Armando Gaeta</dc:creator>
              <dc:date>2017-12-19T15:48:00</dc:date>
            </office:change-info>
            <text:p text:style-name="P11">e</text:p>
          </text:deletion>
        </text:changed-region>
        <text:changed-region xml:id="ct86848656" text:id="ct86848656">
          <text:insertion>
            <office:change-info>
              <dc:creator>Armando Gaeta</dc:creator>
              <dc:date>2017-12-19T15:48:00</dc:date>
            </office:change-info>
          </text:insertion>
        </text:changed-region>
        <text:changed-region xml:id="ct90704024" text:id="ct90704024">
          <text:deletion>
            <office:change-info>
              <dc:creator>Armando Gaeta</dc:creator>
              <dc:date>2017-12-19T15:49:00</dc:date>
            </office:change-info>
            <text:p text:style-name="P11"><text:s/>del dottore</text:p>
          </text:deletion>
        </text:changed-region>
        <text:changed-region xml:id="ct90703688" text:id="ct90703688">
          <text:insertion>
            <office:change-info>
              <dc:creator>Armando Gaeta</dc:creator>
              <dc:date>2017-12-19T15:49:00</dc:date>
            </office:change-info>
          </text:insertion>
        </text:changed-region>
        <text:changed-region xml:id="ct90702680" text:id="ct90702680">
          <text:deletion>
            <office:change-info>
              <dc:creator>Armando Gaeta</dc:creator>
              <dc:date>2017-12-19T15:49:00</dc:date>
            </office:change-info>
            <text:p text:style-name="P10">ah</text:p>
          </text:deletion>
        </text:changed-region>
        <text:changed-region xml:id="ct90704360" text:id="ct90704360">
          <text:insertion>
            <office:change-info>
              <dc:creator>Armando Gaeta</dc:creator>
              <dc:date>2017-12-19T15:49:00</dc:date>
            </office:change-info>
          </text:insertion>
        </text:changed-region>
        <text:changed-region xml:id="ct90703576" text:id="ct90703576">
          <text:deletion>
            <office:change-info>
              <dc:creator>Armando Gaeta</dc:creator>
              <dc:date>2017-12-19T15:49:00</dc:date>
            </office:change-info>
            <text:p text:style-name="P10"><text:s/>dove il dottor Merini</text:p>
          </text:deletion>
        </text:changed-region>
        <text:changed-region xml:id="ct90704808" text:id="ct90704808">
          <text:insertion>
            <office:change-info>
              <dc:creator>Armando Gaeta</dc:creator>
              <dc:date>2017-12-19T15:49:00</dc:date>
            </office:change-info>
          </text:insertion>
        </text:changed-region>
        <text:changed-region xml:id="ct90702456" text:id="ct90702456">
          <text:deletion>
            <office:change-info>
              <dc:creator>Armando Gaeta</dc:creator>
              <dc:date>2017-12-19T15:48:00</dc:date>
            </office:change-info>
            <text:p text:style-name="P10"><text:s/>ha messo per iscritto alcune informazioni che a suo dire potrebbero tornarci utili per identificare la tribù o il clan di provenienza della schiava</text:p>
          </text:deletion>
        </text:changed-region>
        <text:changed-region xml:id="ct90701896" text:id="ct90701896">
          <text:deletion>
            <office:change-info>
              <dc:creator>Armando Gaeta</dc:creator>
              <dc:date>2018-01-09T11:10:00</dc:date>
            </office:change-info>
            <text:p text:style-name="P10"><text:span text:style-name="T2">[</text:span></text:p>
          </text:deletion>
        </text:changed-region>
        <text:changed-region xml:id="ct90703352" text:id="ct90703352">
          <text:deletion>
            <office:change-info>
              <dc:creator>Armando Gaeta</dc:creator>
              <dc:date>2018-01-09T11:10:00</dc:date>
            </office:change-info>
            <text:p text:style-name="P10"><text:span text:style-name="T2">]</text:span></text:p>
          </text:deletion>
        </text:changed-region>
        <text:changed-region xml:id="ct90704472" text:id="ct90704472">
          <text:deletion>
            <office:change-info>
              <dc:creator>Armando Gaeta</dc:creator>
              <dc:date>2018-01-09T11:10:00</dc:date>
            </office:change-info>
            <text:p text:style-name="P10"><text:span text:style-name="T2">[</text:span></text:p>
          </text:deletion>
        </text:changed-region>
        <text:changed-region xml:id="ct90703464" text:id="ct90703464">
          <text:insertion>
            <office:change-info>
              <dc:creator>Armando Gaeta</dc:creator>
              <dc:date>2018-01-09T11:31:00</dc:date>
            </office:change-info>
          </text:insertion>
        </text:changed-region>
        <text:changed-region xml:id="ct90703240" text:id="ct90703240">
          <text:insertion>
            <office:change-info>
              <dc:creator>Armando Gaeta</dc:creator>
              <dc:date>2018-01-09T11:31:00</dc:date>
            </office:change-info>
          </text:insertion>
        </text:changed-region>
        <text:changed-region xml:id="ct90702120" text:id="ct90702120">
          <text:deletion>
            <office:change-info>
              <dc:creator>Armando Gaeta</dc:creator>
              <dc:date>2018-01-09T11:31:00</dc:date>
            </office:change-info>
            <text:p text:style-name="P10"><text:span text:style-name="T2">e</text:span></text:p>
          </text:deletion>
        </text:changed-region>
        <text:changed-region xml:id="ct90702008" text:id="ct90702008">
          <text:deletion>
            <office:change-info>
              <dc:creator>Armando Gaeta</dc:creator>
              <dc:date>2018-01-09T11:10:00</dc:date>
            </office:change-info>
            <text:p text:style-name="P10"><text:span text:style-name="T2">]</text:span></text:p>
          </text:deletion>
        </text:changed-region>
        <text:changed-region xml:id="ct90702232" text:id="ct90702232">
          <text:insertion>
            <office:change-info>
              <dc:creator>Armando Gaeta</dc:creator>
              <dc:date>2018-01-09T11:10:00</dc:date>
            </office:change-info>
          </text:insertion>
        </text:changed-region>
        <text:changed-region xml:id="ct90705032" text:id="ct90705032">
          <text:insertion>
            <office:change-info>
              <dc:creator>Armando Gaeta</dc:creator>
              <dc:date>2018-01-09T11:11:00</dc:date>
            </office:change-info>
          </text:insertion>
        </text:changed-region>
        <text:changed-region xml:id="ct90704584" text:id="ct90704584">
          <text:insertion>
            <office:change-info>
              <dc:creator>Armando Gaeta</dc:creator>
              <dc:date>2017-12-19T15:50:00</dc:date>
            </office:change-info>
          </text:insertion>
        </text:changed-region>
        <text:changed-region xml:id="ct90702904" text:id="ct90702904">
          <text:deletion>
            <office:change-info>
              <dc:creator>Armando Gaeta</dc:creator>
              <dc:date>2017-12-19T16:14:00</dc:date>
            </office:change-info>
            <text:p text:style-name="P12"/>
            <text:p text:style-name="P12"/>
          </text:deletion>
        </text:changed-region>
        <text:changed-region xml:id="ct90701560" text:id="ct90701560">
          <text:deletion>
            <office:change-info>
              <dc:creator>Armando Gaeta</dc:creator>
              <dc:date>2017-12-19T15:50:00</dc:date>
            </office:change-info>
            <text:p text:style-name="P13">in un misto tra l'incredulo e l'</text:p>
          </text:deletion>
        </text:changed-region>
        <text:changed-region xml:id="ct90704696" text:id="ct90704696">
          <text:insertion>
            <office:change-info>
              <dc:creator>Armando Gaeta</dc:creator>
              <dc:date>2017-12-19T15:50:00</dc:date>
            </office:change-info>
          </text:insertion>
        </text:changed-region>
        <text:changed-region xml:id="ct90704920" text:id="ct90704920">
          <text:deletion>
            <office:change-info>
              <dc:creator>Armando Gaeta</dc:creator>
              <dc:date>2017-12-19T15:50:00</dc:date>
            </office:change-info>
            <text:p text:style-name="P13">o</text:p>
          </text:deletion>
        </text:changed-region>
        <text:changed-region xml:id="ct90701672" text:id="ct90701672">
          <text:insertion>
            <office:change-info>
              <dc:creator>Armando Gaeta</dc:creator>
              <dc:date>2017-12-19T15:50:00</dc:date>
            </office:change-info>
          </text:insertion>
        </text:changed-region>
        <text:changed-region xml:id="ct90704136" text:id="ct90704136">
          <text:insertion>
            <office:change-info>
              <dc:creator>Armando Gaeta</dc:creator>
              <dc:date>2017-12-19T15:50:00</dc:date>
            </office:change-info>
          </text:insertion>
        </text:changed-region>
        <text:changed-region xml:id="ct90702344" text:id="ct90702344">
          <text:insertion>
            <office:change-info>
              <dc:creator>Armando Gaeta</dc:creator>
              <dc:date>2018-01-09T11:11:00</dc:date>
            </office:change-info>
          </text:insertion>
        </text:changed-region>
        <text:changed-region xml:id="ct90702792" text:id="ct90702792">
          <text:insertion>
            <office:change-info>
              <dc:creator>Armando Gaeta</dc:creator>
              <dc:date>2018-01-09T11:12:00</dc:date>
            </office:change-info>
          </text:insertion>
        </text:changed-region>
        <text:changed-region xml:id="ct90703016" text:id="ct90703016">
          <text:deletion>
            <office:change-info>
              <dc:creator>Armando Gaeta</dc:creator>
              <dc:date>2018-01-09T11:12:00</dc:date>
            </office:change-info>
            <text:p text:style-name="P14">dei </text:p>
          </text:deletion>
        </text:changed-region>
        <text:changed-region xml:id="ct90701784" text:id="ct90701784">
          <text:insertion>
            <office:change-info>
              <dc:creator>Armando Gaeta</dc:creator>
              <dc:date>2018-01-09T11:12:00</dc:date>
            </office:change-info>
          </text:insertion>
        </text:changed-region>
        <text:changed-region xml:id="ct90703800" text:id="ct90703800">
          <text:deletion>
            <office:change-info>
              <dc:creator>Armando Gaeta</dc:creator>
              <dc:date>2018-01-09T11:12:00</dc:date>
            </office:change-info>
            <text:p text:style-name="P14">. N</text:p>
          </text:deletion>
        </text:changed-region>
        <text:changed-region xml:id="ct90703912" text:id="ct90703912">
          <text:insertion>
            <office:change-info>
              <dc:creator>Armando Gaeta</dc:creator>
              <dc:date>2018-01-09T11:12:00</dc:date>
            </office:change-info>
          </text:insertion>
        </text:changed-region>
        <text:changed-region xml:id="ct90702568" text:id="ct90702568">
          <text:deletion>
            <office:change-info>
              <dc:creator>Armando Gaeta</dc:creator>
              <dc:date>2017-12-19T15:52:00</dc:date>
            </office:change-info>
            <text:p text:style-name="P14">[…]</text:p>
          </text:deletion>
        </text:changed-region>
        <text:changed-region xml:id="ct90703128" text:id="ct90703128">
          <text:insertion>
            <office:change-info>
              <dc:creator>Armando Gaeta</dc:creator>
              <dc:date>2017-12-19T15:52:00</dc:date>
            </office:change-info>
          </text:insertion>
        </text:changed-region>
        <text:changed-region xml:id="ct90708392" text:id="ct90708392">
          <text:insertion>
            <office:change-info>
              <dc:creator>Armando Gaeta</dc:creator>
              <dc:date>2018-01-09T11:36:00</dc:date>
            </office:change-info>
          </text:insertion>
        </text:changed-region>
        <text:changed-region xml:id="ct90707160" text:id="ct90707160">
          <text:insertion>
            <office:change-info>
              <dc:creator>Armando Gaeta</dc:creator>
              <dc:date>2018-01-09T11:37:00</dc:date>
            </office:change-info>
          </text:insertion>
        </text:changed-region>
        <text:changed-region xml:id="ct90708504" text:id="ct90708504">
          <text:deletion>
            <office:change-info>
              <dc:creator>Armando Gaeta</dc:creator>
              <dc:date>2018-01-09T11:37:00</dc:date>
            </office:change-info>
            <text:p text:style-name="P15">confrontarmi con argomenti e sfide sempre diverse. </text:p>
          </text:deletion>
        </text:changed-region>
        <text:changed-region xml:id="ct90706264" text:id="ct90706264">
          <text:insertion>
            <office:change-info>
              <dc:creator>Armando Gaeta</dc:creator>
              <dc:date>2018-01-09T11:37:00</dc:date>
            </office:change-info>
          </text:insertion>
        </text:changed-region>
        <text:changed-region xml:id="ct90708056" text:id="ct90708056">
          <text:deletion>
            <office:change-info>
              <dc:creator>Armando Gaeta</dc:creator>
              <dc:date>2018-01-09T11:38:00</dc:date>
            </office:change-info>
            <text:p text:style-name="P15"><text:span text:style-name="T3">E</text:span></text:p>
          </text:deletion>
        </text:changed-region>
        <text:changed-region xml:id="ct90707048" text:id="ct90707048">
          <text:insertion>
            <office:change-info>
              <dc:creator>Armando Gaeta</dc:creator>
              <dc:date>2018-01-09T11:38:00</dc:date>
            </office:change-info>
          </text:insertion>
        </text:changed-region>
        <text:changed-region xml:id="ct90707832" text:id="ct90707832">
          <text:deletion>
            <office:change-info>
              <dc:creator>Armando Gaeta</dc:creator>
              <dc:date>2017-12-19T15:53:00</dc:date>
            </office:change-info>
            <text:p text:style-name="P16">[ipnotici]</text:p>
          </text:deletion>
        </text:changed-region>
        <text:changed-region xml:id="ct90707944" text:id="ct90707944">
          <text:insertion>
            <office:change-info>
              <dc:creator>Armando Gaeta</dc:creator>
              <dc:date>2017-12-19T15:53:00</dc:date>
            </office:change-info>
          </text:insertion>
        </text:changed-region>
        <text:changed-region xml:id="ct90705368" text:id="ct90705368">
          <text:insertion>
            <office:change-info>
              <dc:creator>Armando Gaeta</dc:creator>
              <dc:date>2017-12-19T15:53:00</dc:date>
            </office:change-info>
          </text:insertion>
        </text:changed-region>
        <text:changed-region xml:id="ct90708168" text:id="ct90708168">
          <text:insertion>
            <office:change-info>
              <dc:creator>Armando Gaeta</dc:creator>
              <dc:date>2018-01-10T16:07:00</dc:date>
            </office:change-info>
          </text:insertion>
        </text:changed-region>
        <text:changed-region xml:id="ct90706936" text:id="ct90706936">
          <text:insertion>
            <office:change-info>
              <dc:creator>Armando Gaeta</dc:creator>
              <dc:date>2018-01-10T16:09:00</dc:date>
            </office:change-info>
          </text:insertion>
        </text:changed-region>
        <text:changed-region xml:id="ct90707272" text:id="ct90707272">
          <text:insertion>
            <office:change-info>
              <dc:creator>Armando Gaeta</dc:creator>
              <dc:date>2018-01-10T16:08:00</dc:date>
            </office:change-info>
          </text:insertion>
        </text:changed-region>
        <text:changed-region xml:id="ct280540328" text:id="ct280540328">
          <text:insertion>
            <office:change-info>
              <dc:creator>Autore sconosciuto</dc:creator>
              <dc:date>2018-01-24T17:37:00</dc:date>
            </office:change-info>
          </text:insertion>
        </text:changed-region>
        <text:changed-region xml:id="ct280540440" text:id="ct280540440">
          <text:insertion>
            <office:change-info>
              <dc:creator>Armando Gaeta</dc:creator>
              <dc:date>2018-01-10T16:08:00</dc:date>
            </office:change-info>
          </text:insertion>
        </text:changed-region>
        <text:changed-region xml:id="ct90706152" text:id="ct90706152">
          <text:insertion>
            <office:change-info>
              <dc:creator>Armando Gaeta</dc:creator>
              <dc:date>2017-12-19T16:14:00</dc:date>
            </office:change-info>
          </text:insertion>
        </text:changed-region>
        <text:changed-region xml:id="ct90705480" text:id="ct90705480">
          <text:insertion>
            <office:change-info>
              <dc:creator>Armando Gaeta</dc:creator>
              <dc:date>2018-01-09T11:13:00</dc:date>
            </office:change-info>
          </text:insertion>
        </text:changed-region>
        <text:changed-region xml:id="ct90705704" text:id="ct90705704">
          <text:insertion>
            <office:change-info>
              <dc:creator>Armando Gaeta</dc:creator>
              <dc:date>2018-01-09T11:13:00</dc:date>
            </office:change-info>
          </text:insertion>
        </text:changed-region>
        <text:changed-region xml:id="ct90707608" text:id="ct90707608">
          <text:deletion>
            <office:change-info>
              <dc:creator>Armando Gaeta</dc:creator>
              <dc:date>2018-01-09T11:13:00</dc:date>
            </office:change-info>
            <text:p text:style-name="P17">, il posto è vicino non avrebbe senso chiamare una carrozza. La chiamerò una volta arrivati per riportare a casa la dottoressa.</text:p>
          </text:deletion>
        </text:changed-region>
        <text:changed-region xml:id="ct90708280" text:id="ct90708280">
          <text:insertion>
            <office:change-info>
              <dc:creator>Armando Gaeta</dc:creator>
              <dc:date>2018-01-09T11:13:00</dc:date>
            </office:change-info>
          </text:insertion>
        </text:changed-region>
        <text:changed-region xml:id="ct90705256" text:id="ct90705256">
          <text:deletion>
            <office:change-info>
              <dc:creator>Armando Gaeta</dc:creator>
              <dc:date>2017-12-19T15:57:00</dc:date>
            </office:change-info>
            <text:p text:style-name="P18"><text:span text:style-name="T4">, in Spagna</text:span></text:p>
          </text:deletion>
        </text:changed-region>
        <text:changed-region xml:id="ct90707384" text:id="ct90707384">
          <text:insertion>
            <office:change-info>
              <dc:creator>Armando Gaeta</dc:creator>
              <dc:date>2017-12-19T15:57:00</dc:date>
            </office:change-info>
          </text:insertion>
        </text:changed-region>
        <text:changed-region xml:id="ct90707720" text:id="ct90707720">
          <text:insertion>
            <office:change-info>
              <dc:creator>Armando Gaeta</dc:creator>
              <dc:date>2017-12-19T15:57:00</dc:date>
            </office:change-info>
          </text:insertion>
        </text:changed-region>
        <text:changed-region xml:id="ct90705592" text:id="ct90705592">
          <text:insertion>
            <office:change-info>
              <dc:creator>Armando Gaeta</dc:creator>
              <dc:date>2017-12-19T15:57:00</dc:date>
            </office:change-info>
          </text:insertion>
        </text:changed-region>
        <text:changed-region xml:id="ct90705816" text:id="ct90705816">
          <text:deletion>
            <office:change-info>
              <dc:creator>Armando Gaeta</dc:creator>
              <dc:date>2017-12-19T15:57:00</dc:date>
            </office:change-info>
            <text:p text:style-name="P19">a</text:p>
          </text:deletion>
        </text:changed-region>
        <text:changed-region xml:id="ct90706376" text:id="ct90706376">
          <text:insertion>
            <office:change-info>
              <dc:creator>Armando Gaeta</dc:creator>
              <dc:date>2017-12-19T15:57:00</dc:date>
            </office:change-info>
          </text:insertion>
        </text:changed-region>
        <text:changed-region xml:id="ct90706488" text:id="ct90706488">
          <text:deletion>
            <office:change-info>
              <dc:creator>Armando Gaeta</dc:creator>
              <dc:date>2017-12-19T15:57:00</dc:date>
            </office:change-info>
            <text:p text:style-name="P19"><text:s/>– Sono figlia di mercanti, ormai caduti in rovina, per giunta.</text:p>
          </text:deletion>
        </text:changed-region>
        <text:changed-region xml:id="ct90706600" text:id="ct90706600">
          <text:insertion>
            <office:change-info>
              <dc:creator>Armando Gaeta</dc:creator>
              <dc:date>2018-01-09T11:16:00</dc:date>
            </office:change-info>
          </text:insertion>
        </text:changed-region>
        <text:changed-region xml:id="ct90706824" text:id="ct90706824">
          <text:deletion>
            <office:change-info>
              <dc:creator>Armando Gaeta</dc:creator>
              <dc:date>2018-01-09T11:16:00</dc:date>
            </office:change-info>
            <text:p text:style-name="P19"/>
            <text:p text:style-name="P19">I</text:p>
          </text:deletion>
        </text:changed-region>
        <text:changed-region xml:id="ct90709512" text:id="ct90709512">
          <text:insertion>
            <office:change-info>
              <dc:creator>Armando Gaeta</dc:creator>
              <dc:date>2018-01-09T11:16:00</dc:date>
            </office:change-info>
          </text:insertion>
        </text:changed-region>
        <text:changed-region xml:id="ct90709176" text:id="ct90709176">
          <text:deletion>
            <office:change-info>
              <dc:creator>Armando Gaeta</dc:creator>
              <dc:date>2018-01-09T11:16:00</dc:date>
            </office:change-info>
            <text:p text:style-name="P19"><text:s/>Luini</text:p>
          </text:deletion>
        </text:changed-region>
        <text:changed-region xml:id="ct90709400" text:id="ct90709400">
          <text:insertion>
            <office:change-info>
              <dc:creator>Armando Gaeta</dc:creator>
              <dc:date>2018-01-09T11:16:00</dc:date>
            </office:change-info>
          </text:insertion>
        </text:changed-region>
        <text:changed-region xml:id="ct90709288" text:id="ct90709288">
          <text:insertion>
            <office:change-info>
              <dc:creator>Armando Gaeta</dc:creator>
              <dc:date>2018-01-09T11:16:00</dc:date>
            </office:change-info>
          </text:insertion>
        </text:changed-region>
        <text:changed-region xml:id="ct90708728" text:id="ct90708728">
          <text:deletion>
            <office:change-info>
              <dc:creator>Armando Gaeta</dc:creator>
              <dc:date>2018-01-09T11:16:00</dc:date>
            </office:change-info>
            <text:p text:style-name="P19">.</text:p>
          </text:deletion>
        </text:changed-region>
        <text:changed-region xml:id="ct90708840" text:id="ct90708840">
          <text:insertion>
            <office:change-info>
              <dc:creator>Armando Gaeta</dc:creator>
              <dc:date>2018-01-09T11:16:00</dc:date>
            </office:change-info>
          </text:insertion>
        </text:changed-region>
        <text:changed-region xml:id="ct90708952" text:id="ct90708952">
          <text:insertion>
            <office:change-info>
              <dc:creator>Armando Gaeta</dc:creator>
              <dc:date>2017-12-19T15:58:00</dc:date>
            </office:change-info>
          </text:insertion>
        </text:changed-region>
        <text:changed-region xml:id="ct90709064" text:id="ct90709064">
          <text:deletion>
            <office:change-info>
              <dc:creator>Armando Gaeta</dc:creator>
              <dc:date>2017-12-19T15:58:00</dc:date>
            </office:change-info>
            <text:p text:style-name="P20"><text:span text:style-name="T5"><text:s/></text:span></text:p>
          </text:deletion>
        </text:changed-region>
        <text:changed-region xml:id="ct90710432" text:id="ct90710432">
          <text:insertion>
            <office:change-info>
              <dc:creator>Armando Gaeta</dc:creator>
              <dc:date>2017-12-19T15:58:00</dc:date>
            </office:change-info>
          </text:insertion>
        </text:changed-region>
        <text:changed-region xml:id="ct90710656" text:id="ct90710656">
          <text:insertion>
            <office:change-info>
              <dc:creator>Armando Gaeta</dc:creator>
              <dc:date>2017-12-19T15:58:00</dc:date>
            </office:change-info>
          </text:insertion>
        </text:changed-region>
        <text:changed-region xml:id="ct90710768" text:id="ct90710768">
          <text:deletion>
            <office:change-info>
              <dc:creator>Armando Gaeta</dc:creator>
              <dc:date>2017-12-19T15:59:00</dc:date>
            </office:change-info>
            <text:p text:style-name="P20"><text:span text:style-name="T5">li invitò a casa sua</text:span></text:p>
          </text:deletion>
        </text:changed-region>
        <text:changed-region xml:id="ct90710320" text:id="ct90710320">
          <text:insertion>
            <office:change-info>
              <dc:creator>Armando Gaeta</dc:creator>
              <dc:date>2017-12-19T15:59:00</dc:date>
            </office:change-info>
          </text:insertion>
        </text:changed-region>
        <text:changed-region xml:id="ct90713008" text:id="ct90713008">
          <text:insertion>
            <office:change-info>
              <dc:creator>Armando Gaeta</dc:creator>
              <dc:date>2017-12-19T16:00:00</dc:date>
            </office:change-info>
          </text:insertion>
        </text:changed-region>
        <text:changed-region xml:id="ct90712112" text:id="ct90712112">
          <text:deletion>
            <office:change-info>
              <dc:creator>Armando Gaeta</dc:creator>
              <dc:date>2017-12-19T16:00:00</dc:date>
            </office:change-info>
            <text:p text:style-name="P20"><text:span text:style-name="T5">Gli invitati restarono così stupiti della quantità d'oro che il cacicco offrì loro, che subito si avvinghiarono su quel metallo come cani famelici. </text:span></text:p>
          </text:deletion>
        </text:changed-region>
        <text:changed-region xml:id="ct90712224" text:id="ct90712224">
          <text:deletion>
            <office:change-info>
              <dc:creator>Armando Gaeta</dc:creator>
              <dc:date>2017-12-19T16:00:00</dc:date>
            </office:change-info>
            <text:p text:style-name="P20"><text:span text:style-name="T5">sorpresi</text:span></text:p>
          </text:deletion>
        </text:changed-region>
        <text:changed-region xml:id="ct90712784" text:id="ct90712784">
          <text:insertion>
            <office:change-info>
              <dc:creator>Armando Gaeta</dc:creator>
              <dc:date>2017-12-19T16:00:00</dc:date>
            </office:change-info>
          </text:insertion>
        </text:changed-region>
        <text:changed-region xml:id="ct90712336" text:id="ct90712336">
          <text:deletion>
            <office:change-info>
              <dc:creator>Armando Gaeta</dc:creator>
              <dc:date>2017-12-19T16:01:00</dc:date>
            </office:change-info>
            <text:p text:style-name="P20"><text:span text:style-name="T5">Soprattutto perché, raccontò loro il cacicco,</text:span></text:p>
          </text:deletion>
        </text:changed-region>
        <text:changed-region xml:id="ct90711328" text:id="ct90711328">
          <text:insertion>
            <office:change-info>
              <dc:creator>Armando Gaeta</dc:creator>
              <dc:date>2017-12-19T16:01:00</dc:date>
            </office:change-info>
          </text:insertion>
        </text:changed-region>
        <text:changed-region xml:id="ct90713120" text:id="ct90713120">
          <text:insertion>
            <office:change-info>
              <dc:creator>Armando Gaeta</dc:creator>
              <dc:date>2017-12-19T16:01:00</dc:date>
            </office:change-info>
          </text:insertion>
        </text:changed-region>
        <text:changed-region xml:id="ct90712448" text:id="ct90712448">
          <text:deletion>
            <office:change-info>
              <dc:creator>Armando Gaeta</dc:creator>
              <dc:date>2017-12-19T16:01:00</dc:date>
            </office:change-info>
            <text:p text:style-name="P20"><text:span text:style-name="T5">oro</text:span></text:p>
          </text:deletion>
        </text:changed-region>
        <text:changed-region xml:id="ct90712560" text:id="ct90712560">
          <text:insertion>
            <office:change-info>
              <dc:creator>Armando Gaeta</dc:creator>
              <dc:date>2017-12-19T16:01:00</dc:date>
            </office:change-info>
          </text:insertion>
        </text:changed-region>
        <text:changed-region xml:id="ct90711440" text:id="ct90711440">
          <text:insertion>
            <office:change-info>
              <dc:creator>Armando Gaeta</dc:creator>
              <dc:date>2017-12-19T16:01:00</dc:date>
            </office:change-info>
          </text:insertion>
        </text:changed-region>
        <text:changed-region xml:id="ct90710880" text:id="ct90710880">
          <text:insertion>
            <office:change-info>
              <dc:creator>Armando Gaeta</dc:creator>
              <dc:date>2017-12-19T16:01:00</dc:date>
            </office:change-info>
          </text:insertion>
        </text:changed-region>
        <text:changed-region xml:id="ct90711552" text:id="ct90711552">
          <text:deletion>
            <office:change-info>
              <dc:creator>Armando Gaeta</dc:creator>
              <dc:date>2017-12-19T16:01:00</dc:date>
            </office:change-info>
            <text:p text:style-name="P21">seguito</text:p>
          </text:deletion>
        </text:changed-region>
        <text:changed-region xml:id="ct90713232" text:id="ct90713232">
          <text:insertion>
            <office:change-info>
              <dc:creator>Armando Gaeta</dc:creator>
              <dc:date>2017-12-19T16:01:00</dc:date>
            </office:change-info>
          </text:insertion>
        </text:changed-region>
        <text:changed-region xml:id="ct90709872" text:id="ct90709872">
          <text:deletion>
            <office:change-info>
              <dc:creator>Armando Gaeta</dc:creator>
              <dc:date>2017-12-19T16:02:00</dc:date>
            </office:change-info>
            <text:p text:style-name="P21"/>
            <text:p text:style-name="P21"/>
            <text:p text:style-name="P22">→<text:span text:style-name="T5"> beh da integrare e correggere con quanto scritto sul libro!!</text:span></text:p>
            <text:p text:style-name="P21"/>
          </text:deletion>
        </text:changed-region>
        <text:changed-region xml:id="ct90709760" text:id="ct90709760">
          <text:deletion>
            <office:change-info>
              <dc:creator>Armando Gaeta</dc:creator>
              <dc:date>2018-01-09T11:43:00</dc:date>
            </office:change-info>
            <text:p text:style-name="P23">attraversato foreste, scalato montagne</text:p>
          </text:deletion>
        </text:changed-region>
        <text:changed-region xml:id="ct90709984" text:id="ct90709984">
          <text:insertion>
            <office:change-info>
              <dc:creator>Armando Gaeta</dc:creator>
              <dc:date>2018-01-09T11:43:00</dc:date>
            </office:change-info>
          </text:insertion>
        </text:changed-region>
        <text:changed-region xml:id="ct90710096" text:id="ct90710096">
          <text:insertion>
            <office:change-info>
              <dc:creator>Armando Gaeta</dc:creator>
              <dc:date>2018-01-09T11:44:00</dc:date>
            </office:change-info>
          </text:insertion>
        </text:changed-region>
        <text:changed-region xml:id="ct90710992" text:id="ct90710992">
          <text:insertion>
            <office:change-info>
              <dc:creator>Armando Gaeta</dc:creator>
              <dc:date>2018-01-09T11:45:00</dc:date>
            </office:change-info>
          </text:insertion>
        </text:changed-region>
        <text:changed-region xml:id="ct90711776" text:id="ct90711776">
          <text:insertion>
            <office:change-info>
              <dc:creator>Armando Gaeta</dc:creator>
              <dc:date>2018-01-09T11:45:00</dc:date>
            </office:change-info>
          </text:insertion>
        </text:changed-region>
        <text:changed-region xml:id="ct90710208" text:id="ct90710208">
          <text:deletion>
            <office:change-info>
              <dc:creator>Armando Gaeta</dc:creator>
              <dc:date>2018-01-09T11:45:00</dc:date>
            </office:change-info>
            <text:p text:style-name="P23"><text:s/>E</text:p>
          </text:deletion>
        </text:changed-region>
        <text:changed-region xml:id="ct90711888" text:id="ct90711888">
          <text:deletion>
            <office:change-info>
              <dc:creator>Armando Gaeta</dc:creator>
              <dc:date>2017-12-19T16:03:00</dc:date>
            </office:change-info>
            <text:p text:style-name="P23">salgono su al cielo</text:p>
          </text:deletion>
        </text:changed-region>
        <text:changed-region xml:id="ct90712000" text:id="ct90712000">
          <text:insertion>
            <office:change-info>
              <dc:creator>Armando Gaeta</dc:creator>
              <dc:date>2017-12-19T16:03:00</dc:date>
            </office:change-info>
          </text:insertion>
        </text:changed-region>
        <text:changed-region xml:id="ct90712672" text:id="ct90712672">
          <text:deletion>
            <office:change-info>
              <dc:creator>Armando Gaeta</dc:creator>
              <dc:date>2017-12-19T16:04:00</dc:date>
            </office:change-info>
            <text:p text:style-name="P23"><text:span text:style-name="T5">poi si abbassano</text:span></text:p>
          </text:deletion>
        </text:changed-region>
        <text:changed-region xml:id="ct90712896" text:id="ct90712896">
          <text:insertion>
            <office:change-info>
              <dc:creator>Armando Gaeta</dc:creator>
              <dc:date>2017-12-19T16:04:00</dc:date>
            </office:change-info>
          </text:insertion>
        </text:changed-region>
        <text:changed-region xml:id="ct90714464" text:id="ct90714464">
          <text:deletion>
            <office:change-info>
              <dc:creator>Armando Gaeta</dc:creator>
              <dc:date>2017-12-19T16:04:00</dc:date>
            </office:change-info>
            <text:p text:style-name="P23"><text:span text:style-name="T5">verso terra</text:span></text:p>
          </text:deletion>
        </text:changed-region>
        <text:changed-region xml:id="ct90715584" text:id="ct90715584">
          <text:insertion>
            <office:change-info>
              <dc:creator>Armando Gaeta</dc:creator>
              <dc:date>2017-12-19T16:04:00</dc:date>
            </office:change-info>
          </text:insertion>
        </text:changed-region>
        <text:changed-region xml:id="ct90716816" text:id="ct90716816">
          <text:deletion>
            <office:change-info>
              <dc:creator>Armando Gaeta</dc:creator>
              <dc:date>2017-12-19T16:04:00</dc:date>
            </office:change-info>
            <text:p text:style-name="P23"><text:span text:style-name="T5">.</text:span></text:p>
            <text:p text:style-name="P23"><text:span text:style-name="T5">Li rialza di colpo gettandoli addosso al professore</text:span></text:p>
          </text:deletion>
        </text:changed-region>
        <text:changed-region xml:id="ct90713792" text:id="ct90713792">
          <text:deletion>
            <office:change-info>
              <dc:creator>Armando Gaeta</dc:creator>
              <dc:date>2017-12-19T16:05:00</dc:date>
            </office:change-info>
            <text:p text:style-name="P21">cattiveria</text:p>
          </text:deletion>
        </text:changed-region>
        <text:changed-region xml:id="ct90715360" text:id="ct90715360">
          <text:insertion>
            <office:change-info>
              <dc:creator>Armando Gaeta</dc:creator>
              <dc:date>2017-12-19T16:05:00</dc:date>
            </office:change-info>
          </text:insertion>
        </text:changed-region>
        <text:changed-region xml:id="ct90716480" text:id="ct90716480">
          <text:deletion>
            <office:change-info>
              <dc:creator>Armando Gaeta</dc:creator>
              <dc:date>2017-12-19T16:05:00</dc:date>
            </office:change-info>
            <text:p text:style-name="P21"><text:span text:style-name="T6">entrambi </text:span></text:p>
          </text:deletion>
        </text:changed-region>
        <text:changed-region xml:id="ct90715920" text:id="ct90715920">
          <text:insertion>
            <office:change-info>
              <dc:creator>Armando Gaeta</dc:creator>
              <dc:date>2017-12-19T16:05:00</dc:date>
            </office:change-info>
          </text:insertion>
        </text:changed-region>
        <text:changed-region xml:id="ct90713568" text:id="ct90713568">
          <text:insertion>
            <office:change-info>
              <dc:creator>Armando Gaeta</dc:creator>
              <dc:date>2018-01-09T11:17:00</dc:date>
            </office:change-info>
          </text:insertion>
        </text:changed-region>
        <text:changed-region xml:id="ct90713344" text:id="ct90713344">
          <text:insertion>
            <office:change-info>
              <dc:creator>Armando Gaeta</dc:creator>
              <dc:date>2018-01-09T11:18:00</dc:date>
            </office:change-info>
          </text:insertion>
        </text:changed-region>
        <text:changed-region xml:id="ct90713456" text:id="ct90713456">
          <text:insertion>
            <office:change-info>
              <dc:creator>Armando Gaeta</dc:creator>
              <dc:date>2018-01-09T11:27:00</dc:date>
            </office:change-info>
          </text:insertion>
        </text:changed-region>
        <text:changed-region xml:id="ct90715248" text:id="ct90715248">
          <text:deletion>
            <office:change-info>
              <dc:creator>Armando Gaeta</dc:creator>
              <dc:date>2017-12-19T16:08:00</dc:date>
            </office:change-info>
            <text:p text:style-name="P24">capitano</text:p>
          </text:deletion>
        </text:changed-region>
        <text:changed-region xml:id="ct90715808" text:id="ct90715808">
          <text:insertion>
            <office:change-info>
              <dc:creator>Armando Gaeta</dc:creator>
              <dc:date>2017-12-19T16:08:00</dc:date>
            </office:change-info>
          </text:insertion>
        </text:changed-region>
        <text:changed-region xml:id="ct90716704" text:id="ct90716704">
          <text:insertion>
            <office:change-info>
              <dc:creator>Armando Gaeta</dc:creator>
              <dc:date>2018-01-09T11:27:00</dc:date>
            </office:change-info>
          </text:insertion>
        </text:changed-region>
        <text:changed-region xml:id="ct90716032" text:id="ct90716032">
          <text:deletion>
            <office:change-info>
              <dc:creator>Armando Gaeta</dc:creator>
              <dc:date>2018-01-09T11:27:00</dc:date>
            </office:change-info>
            <text:p text:style-name="P24">.</text:p>
          </text:deletion>
        </text:changed-region>
        <text:changed-region xml:id="ct90714800" text:id="ct90714800">
          <text:deletion>
            <office:change-info>
              <dc:creator>Armando Gaeta</dc:creator>
              <dc:date>2018-01-09T11:28:00</dc:date>
            </office:change-info>
            <text:p text:style-name="P24">M</text:p>
          </text:deletion>
        </text:changed-region>
        <text:changed-region xml:id="ct90715136" text:id="ct90715136">
          <text:insertion>
            <office:change-info>
              <dc:creator>Armando Gaeta</dc:creator>
              <dc:date>2018-01-09T11:28:00</dc:date>
            </office:change-info>
          </text:insertion>
        </text:changed-region>
        <text:changed-region xml:id="ct90716144" text:id="ct90716144">
          <text:deletion>
            <office:change-info>
              <dc:creator>Armando Gaeta</dc:creator>
              <dc:date>2017-12-19T16:08:00</dc:date>
            </office:change-info>
            <text:p text:style-name="P25">capitano</text:p>
          </text:deletion>
        </text:changed-region>
        <text:changed-region xml:id="ct90715472" text:id="ct90715472">
          <text:insertion>
            <office:change-info>
              <dc:creator>Armando Gaeta</dc:creator>
              <dc:date>2017-12-19T16:08:00</dc:date>
            </office:change-info>
          </text:insertion>
        </text:changed-region>
        <text:changed-region xml:id="ct90715696" text:id="ct90715696">
          <text:insertion>
            <office:change-info>
              <dc:creator>Armando Gaeta</dc:creator>
              <dc:date>2018-01-09T11:29:00</dc:date>
            </office:change-info>
          </text:insertion>
        </text:changed-region>
        <text:changed-region xml:id="ct90713680" text:id="ct90713680">
          <text:deletion>
            <office:change-info>
              <dc:creator>Armando Gaeta</dc:creator>
              <dc:date>2018-01-09T11:29:00</dc:date>
            </office:change-info>
            <text:p text:style-name="P25">s</text:p>
          </text:deletion>
        </text:changed-region>
        <text:changed-region xml:id="ct90716256" text:id="ct90716256">
          <text:insertion>
            <office:change-info>
              <dc:creator>Armando Gaeta</dc:creator>
              <dc:date>2018-01-09T11:29:00</dc:date>
            </office:change-info>
          </text:insertion>
        </text:changed-region>
        <text:changed-region xml:id="ct90716368" text:id="ct90716368">
          <text:deletion>
            <office:change-info>
              <dc:creator>Armando Gaeta</dc:creator>
              <dc:date>2018-01-09T11:29:00</dc:date>
            </office:change-info>
            <text:p text:style-name="P25">olo</text:p>
          </text:deletion>
        </text:changed-region>
        <text:changed-region xml:id="ct90716592" text:id="ct90716592">
          <text:insertion>
            <office:change-info>
              <dc:creator>Armando Gaeta</dc:creator>
              <dc:date>2018-01-09T11:29:00</dc:date>
            </office:change-info>
          </text:insertion>
        </text:changed-region>
        <text:changed-region xml:id="ct90713904" text:id="ct90713904">
          <text:deletion>
            <office:change-info>
              <dc:creator>Armando Gaeta</dc:creator>
              <dc:date>2017-12-19T16:09:00</dc:date>
            </office:change-info>
            <text:p text:style-name="P26"><text:span text:style-name="T7">Dopo i convenevoli, inizio:</text:span></text:p>
          </text:deletion>
        </text:changed-region>
        <text:changed-region xml:id="ct90714016" text:id="ct90714016">
          <text:insertion>
            <office:change-info>
              <dc:creator>Armando Gaeta</dc:creator>
              <dc:date>2017-12-19T16:09:00</dc:date>
            </office:change-info>
          </text:insertion>
        </text:changed-region>
        <text:changed-region xml:id="ct90714128" text:id="ct90714128">
          <text:insertion>
            <office:change-info>
              <dc:creator>Armando Gaeta</dc:creator>
              <dc:date>2017-12-19T16:10:00</dc:date>
            </office:change-info>
          </text:insertion>
        </text:changed-region>
        <text:changed-region xml:id="ct90714352" text:id="ct90714352">
          <text:insertion>
            <office:change-info>
              <dc:creator>Armando Gaeta</dc:creator>
              <dc:date>2017-12-19T16:11:00</dc:date>
            </office:change-info>
          </text:insertion>
        </text:changed-region>
        <text:changed-region xml:id="ct280542008" text:id="ct280542008">
          <text:insertion>
            <office:change-info>
              <dc:creator>Autore sconosciuto</dc:creator>
              <dc:date>2018-01-24T18:08:00</dc:date>
            </office:change-info>
          </text:insertion>
        </text:changed-region>
        <text:changed-region xml:id="ct280538088" text:id="ct280538088">
          <text:insertion>
            <office:change-info>
              <dc:creator>Autore sconosciuto</dc:creator>
              <dc:date>2018-01-24T18:09:00</dc:date>
            </office:change-info>
          </text:insertion>
        </text:changed-region>
        <text:changed-region xml:id="ct280544136" text:id="ct280544136">
          <text:insertion>
            <office:change-info>
              <dc:creator>Armando Gaeta</dc:creator>
              <dc:date>2017-12-19T16:11:00</dc:date>
            </office:change-info>
          </text:insertion>
        </text:changed-region>
        <text:changed-region xml:id="ct280541000" text:id="ct280541000">
          <text:deletion>
            <office:change-info>
              <dc:creator>Autore sconosciuto</dc:creator>
              <dc:date>2018-01-24T18:23:00</dc:date>
            </office:change-info>
            <text:p text:style-name="P27"><text:span text:style-name="T8">settimane</text:span></text:p>
          </text:deletion>
          <text:insertion>
            <office:change-info office:chg-author="Armando Gaeta" office:chg-date-time="2017-12-19T16:11:00"/>
          </text:insertion>
        </text:changed-region>
        <text:changed-region xml:id="ct280543128" text:id="ct280543128">
          <text:insertion>
            <office:change-info>
              <dc:creator>Autore sconosciuto</dc:creator>
              <dc:date>2018-01-24T18:23:00</dc:date>
            </office:change-info>
          </text:insertion>
        </text:changed-region>
        <text:changed-region xml:id="ct280542344" text:id="ct280542344">
          <text:insertion>
            <office:change-info>
              <dc:creator>Armando Gaeta</dc:creator>
              <dc:date>2017-12-19T16:11:00</dc:date>
            </office:change-info>
          </text:insertion>
        </text:changed-region>
        <text:changed-region xml:id="ct280544024" text:id="ct280544024">
          <text:insertion>
            <office:change-info>
              <dc:creator>Autore sconosciuto</dc:creator>
              <dc:date>2018-01-24T18:25:00</dc:date>
            </office:change-info>
          </text:insertion>
        </text:changed-region>
        <text:changed-region xml:id="ct280543800" text:id="ct280543800">
          <text:insertion>
            <office:change-info>
              <dc:creator>Armando Gaeta</dc:creator>
              <dc:date>2017-12-19T16:11:00</dc:date>
            </office:change-info>
          </text:insertion>
        </text:changed-region>
        <text:changed-region xml:id="ct280542904" text:id="ct280542904">
          <text:deletion>
            <office:change-info>
              <dc:creator>Autore sconosciuto</dc:creator>
              <dc:date>2018-01-24T18:23:00</dc:date>
            </office:change-info>
            <text:p text:style-name="P27"><text:span text:style-name="T8">le più intense</text:span></text:p>
          </text:deletion>
          <text:insertion>
            <office:change-info office:chg-author="Armando Gaeta" office:chg-date-time="2017-12-19T16:11:00"/>
          </text:insertion>
        </text:changed-region>
        <text:changed-region xml:id="ct280543352" text:id="ct280543352">
          <text:insertion>
            <office:change-info>
              <dc:creator>Autore sconosciuto</dc:creator>
              <dc:date>2018-01-24T18:23:00</dc:date>
            </office:change-info>
          </text:insertion>
        </text:changed-region>
        <text:changed-region xml:id="ct280543464" text:id="ct280543464">
          <text:insertion>
            <office:change-info>
              <dc:creator>Autore sconosciuto</dc:creator>
              <dc:date>2018-01-24T18:24:00</dc:date>
            </office:change-info>
          </text:insertion>
        </text:changed-region>
        <text:changed-region xml:id="ct280543688" text:id="ct280543688">
          <text:insertion>
            <office:change-info>
              <dc:creator>Autore sconosciuto</dc:creator>
              <dc:date>2018-01-24T18:25:00</dc:date>
            </office:change-info>
          </text:insertion>
        </text:changed-region>
        <text:changed-region xml:id="ct280543016" text:id="ct280543016">
          <text:insertion>
            <office:change-info>
              <dc:creator>Armando Gaeta</dc:creator>
              <dc:date>2017-12-19T16:11:00</dc:date>
            </office:change-info>
          </text:insertion>
        </text:changed-region>
        <text:changed-region xml:id="ct280544472" text:id="ct280544472">
          <text:insertion>
            <office:change-info>
              <dc:creator>Autore sconosciuto</dc:creator>
              <dc:date>2018-01-24T18:33:00</dc:date>
            </office:change-info>
          </text:insertion>
        </text:changed-region>
        <text:changed-region xml:id="ct280544696" text:id="ct280544696">
          <text:insertion>
            <office:change-info>
              <dc:creator>Armando Gaeta</dc:creator>
              <dc:date>2017-12-19T16:11:00</dc:date>
            </office:change-info>
          </text:insertion>
        </text:changed-region>
        <text:changed-region xml:id="ct90714688" text:id="ct90714688">
          <text:deletion>
            <office:change-info>
              <dc:creator>Armando Gaeta</dc:creator>
              <dc:date>2017-12-19T16:11:00</dc:date>
            </office:change-info>
            <text:p text:style-name="P27"><text:span text:style-name="T8">- Questo incontro è per organizzare a grandi linee il viaggio. La nostra prima tappa sarà Ouidah</text:span><text:span text:style-name="T8"><text:note text:id="ftn16" text:note-class="footnote"><text:note-citation>17</text:note-citation><text:note-body><text:p text:style-name="P28">Porto negriero del Benin. Fonte: wikipedia.fr</text:p></text:note-body></text:note></text:span><text:span text:style-name="T8">, nel golfo di Guinea, un porto negriero. Salperemo al più presto per Lisbona, e da lì appena possibile prenderemo un [veliero] per l'Africa. Ci vorranno circa [due settimane] di viaggio.</text:span></text:p>
          </text:deletion>
        </text:changed-region>
        <text:changed-region xml:id="ct90714576" text:id="ct90714576">
          <text:deletion>
            <office:change-info>
              <dc:creator>Armando Gaeta</dc:creator>
              <dc:date>2017-12-19T16:12:00</dc:date>
            </office:change-info>
            <text:p text:style-name="P27"/>
            <text:p text:style-name="P27"/>
          </text:deletion>
        </text:changed-region>
        <text:changed-region xml:id="ct280546376" text:id="ct280546376">
          <text:deletion>
            <office:change-info>
              <dc:creator>Autore sconosciuto</dc:creator>
              <dc:date>2018-01-24T18:32:00</dc:date>
            </office:change-info>
            <text:p text:style-name="P27"/>
            <text:p text:style-name="P29"><text:span text:style-name="T9">→</text:span><text:span text:style-name="T10"> dettagliare di più il viaggio non appena si trovano informazioni al riguardo</text:span></text:p>
          </text:deletion>
        </text:changed-region>
        <text:changed-region xml:id="ct90714912" text:id="ct90714912">
          <text:deletion>
            <office:change-info>
              <dc:creator>Armando Gaeta</dc:creator>
              <dc:date>2017-12-19T16:12:00</dc:date>
            </office:change-info>
            <text:p text:style-name="P29"><text:span text:style-name="T10"/></text:p>
            <text:p text:style-name="P29">Da Lisbona il viaggio si farà più intenso, ci ritroveremo nell'Oceano, alla mercé delle correnti e dei pirati. Spero nessuno di voi soffra il mal di mare…</text:p>
          </text:deletion>
        </text:changed-region>
        <text:changed-region xml:id="ct90715024" text:id="ct90715024">
          <text:deletion>
            <office:change-info>
              <dc:creator>Autore sconosciuto</dc:creator>
              <dc:date>2018-01-24T18:32:00</dc:date>
            </office:change-info>
            <text:p text:style-name="P29"><text:span text:style-name="T10">. </text:span><text:span text:style-name="T11">Soprattutto riguardo al</text:span><text:span text:style-name="T12">la nave negriera</text:span><text:span text:style-name="T11"> “l'africaine”, </text:span></text:p>
          </text:deletion>
          <text:insertion>
            <office:change-info office:chg-author="Armando Gaeta" office:chg-date-time="2018-01-10T16:37:00"/>
          </text:insertion>
        </text:changed-region>
        <text:changed-region xml:id="ct90717376" text:id="ct90717376">
          <text:deletion>
            <office:change-info>
              <dc:creator>Autore sconosciuto</dc:creator>
              <dc:date>2018-01-24T18:32:00</dc:date>
            </office:change-info>
            <text:p text:style-name="P29"><text:span text:style-name="T12">su cui </text:span><text:span text:style-name="T13">Jean-François Landolphe (1747-1825), pirata, negriero e ufficiale della marina francese, </text:span><text:span text:style-name="T12">si imbarcò nel 1</text:span><text:span text:style-name="T14">7</text:span><text:span text:style-name="T12">69 per il Benin</text:span></text:p>
          </text:deletion>
          <text:insertion>
            <office:change-info office:chg-author="Armando Gaeta" office:chg-date-time="2018-01-12T15:57:00"/>
          </text:insertion>
        </text:changed-region>
        <text:changed-region xml:id="ct90717600" text:id="ct90717600">
          <text:insertion>
            <office:change-info>
              <dc:creator>Armando Gaeta</dc:creator>
              <dc:date>2017-12-19T16:12:00</dc:date>
            </office:change-info>
          </text:insertion>
        </text:changed-region>
        <text:changed-region xml:id="ct90717712" text:id="ct90717712">
          <text:insertion>
            <office:change-info>
              <dc:creator>Armando Gaeta</dc:creator>
              <dc:date>2017-12-19T16:12:00</dc:date>
            </office:change-info>
          </text:insertion>
        </text:changed-region>
        <text:changed-region xml:id="ct90717488" text:id="ct90717488">
          <text:deletion>
            <office:change-info>
              <dc:creator>Armando Gaeta</dc:creator>
              <dc:date>2017-12-19T16:12:00</dc:date>
            </office:change-info>
            <text:p text:style-name="P30"/>
            <text:p text:style-name="P30"/>
          </text:deletion>
        </text:changed-region>
        <text:changed-region xml:id="ct90716928" text:id="ct90716928">
          <text:insertion>
            <office:change-info>
              <dc:creator>Armando Gaeta</dc:creator>
              <dc:date>2017-12-19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change-start text:change-id="ct90522672"/>Docufiction<text:change-end text:change-id="ct90522672"/><text:change-start text:change-id="ct90522784"/></text:p>
      <text:p text:style-name="P4"><text:change-end text:change-id="ct90522784"/>Neocapitalismo e tratte negriere<text:change text:change-id="ct90523232"/><text:change-start text:change-id="ct90515616"/>:<text:change-end text:change-id="ct90515616"/><text:change text:change-id="ct90518640"/> dallo sfruttamento del Nuovo Mondo al Capitalismo</text:p>
      <text:p text:style-name="P50">- 21/08/2017 -</text:p>
      <text:p text:style-name="P77"><text:change-start text:change-id="ct90515728"/></text:p>
      <text:p text:style-name="P97">Note: lo scritto è da intendersi come via di mezzo tra una sceneggiatura docu-fiction ed un racconto. L'aspetto documentaristico (nel caso in cui si volesse rendere in maniera visiva questo primo racconto) sarebbe legato al fatto di non usare tecniche cinematografiche eccessive e/o particolari (luci, effetti speciali, ambienti troppo ricostruiti, etc)<text:change-end text:change-id="ct90515728"/></text:p>
      <text:p text:style-name="P78"><text:change-start text:change-id="ct90515840"/></text:p>
      <text:p text:style-name="P49">Episodio pilota<text:note text:id="ftn1" text:note-class="footnote"><text:note-citation>1</text:note-citation><text:note-body><text:p text:style-name="P42"><text:change-start text:change-id="ct90517072"/><text:span text:style-name="T75">L'idea di base di q</text:span><text:change-end text:change-id="ct90517072"/><text:change-start text:change-id="ct90515392"/>uesto primo episodio, <text:change-end text:change-id="ct90515392"/><text:change-start text:change-id="ct90516176"/>seppur completamente inventato, ha trovato (ma solo dopo!) un leggero riscontro nella storia d<text:span text:style-name="T72">ella baronessa olandese Alexandrine Petronella Francina Tinné (L'Aia, 17 ottobre 1835 – 1º agosto 1869), esploratrice attiva in Africa, nonché la prima donna europea a tentare la traversata del Sahara.</text:span><text:change-end text:change-id="ct90516176"/><text:change-start text:change-id="ct90516288"/><text:span text:style-name="T72"> Risalì nel 1862 il Nilo Bianco</text:span><text:change-end text:change-id="ct90516288"/><text:change-start text:change-id="ct90517856"/><text:span text:style-name="T72"> dirigendosi verso l'Africa Centrale, in parti</text:span><text:change-end text:change-id="ct90517856"/><text:change-start text:change-id="ct90518080"/><text:span text:style-name="T72">colare alla ricerca del popolo Niam Niam, ma si fermò a Khartum, in Sudan. Fu accompagnata da </text:span><text:change-end text:change-id="ct90518080"/><text:change-start text:change-id="ct90517520"/><text:span text:style-name="T72">Theodor von Heuglin e Hermann Steudner: il primo era un esploratore e ornitologo tedesco, interessato ad un'esplorazione geografica; il secondo un botanico tedesco.</text:span><text:change-end text:change-id="ct90517520"/><text:change-start text:change-id="ct90518864"/><text:span text:style-name="T72"> Fonte: wikipedia.</text:span></text:p><text:p text:style-name="P1"><text:tab/>Secondo invece il libro “<text:span text:style-name="T1">I grandi regni dell'Africa nera” </text:span>(<text:span text:style-name="T1">Roberto Bosi, edizione Bompiani, 1987</text:span>), la baronessa era accompagnata da un barone, un dottore, un naturalista, dalla madr<text:change-end text:change-id="ct90518864"/><text:change text:change-id="ct280537864"/><text:change-start text:change-id="ct280537976"/><text:span text:style-name="T76">e</text:span><text:change-end text:change-id="ct280537976"/><text:change-start text:change-id="ct90518192"/>, la zia e numerosi servi, per esplorare il regno dei Sandè <text:span text:style-name="T74">o Zandè (soprannominati dispregiativamente “gnam gnam”, in francese “niam niam”), nel Congo/Sud Sudan/Rep. Centrafricana</text:span>.</text:p><text:p text:style-name="P43"><text:tab/><text:span text:style-name="T73">La baronessa trovò in ogni caso la morte nella spedizione nel Sahara per opera probabilmente di una guida Touareg.</text:span><text:change-end text:change-id="ct90518192"/></text:p></text:note-body></text:note><text:change-end text:change-id="ct90515840"/></text:p>
      <text:p text:style-name="P76"><text:change-start text:change-id="ct90517184"/></text:p>
      <text:p text:style-name="P76"><text:change-end text:change-id="ct90517184"/>Passeggio lungo il mare, il sole più caldo del solito.</text:p>
      <text:p text:style-name="P76">Già da lontano avevo notato sulla spiaggia questa macchia nera, e adesso pian piano che mi avvicino prende sempre più le sembianze di un corpo, un corpo come carbonizzato, disteso sull'arena, bocconi.</text:p>
      <text:p text:style-name="P76">Mi tolgo le scarpe, <text:span text:style-name="T34">a piedi nudi mi avvicino.</text:span></text:p>
      <text:p text:style-name="P79">La spiaggia è deserta, il mare calmo accarezza il corpo seminudo e, temo, senza vita.</text:p>
      <text:p text:style-name="P79">È una donna. Una negra.</text:p>
      <text:p text:style-name="P79">Che cosa, o chi, l'ha portata qui? Cosa sperava di trovare così lontano da casa? Che pene avrà sofferto? È scappata o è stata gettata in queste ancora gelide acque liguri?</text:p>
      <text:p text:style-name="P79">Mi inginocchio, rispettosamente le sollevo una spalla.</text:p>
      <text:p text:style-name="P79">Ha le mani in catene.</text:p>
      <text:p text:style-name="P79"/>
      <text:p text:style-name="P79"/>
      <text:p text:style-name="P5">** <text:change-start text:change-id="ct90518304"/><text:span text:style-name="T52">Genova – </text:span><text:change-end text:change-id="ct90518304"/>Aprile 1765 <text:change text:change-id="ct90516848"/>**</text:p>
      <text:p text:style-name="P79"/>
      <text:p text:style-name="P79"/>
      <text:p text:style-name="Standard">- <text:span text:style-name="T35">Non ho ancora afferrato appieno le ragioni dietro questa sua proposta, signorina Lavinia. Vuole forse seguire il progresso dandosi </text:span><text:change-start text:change-id="ct90516624"/><text:span text:style-name="T35">anche lei </text:span><text:change-end text:change-id="ct90516624"/><text:span text:style-name="T35">al commercio dei negri?</text:span></text:p>
      <text:p text:style-name="P6">Il professore Luini ha un senso dell'umorismo discutibile ma non è malvagio.</text:p>
      <text:p text:style-name="P6"><text:change text:change-id="ct90516400"/><text:change-start text:change-id="ct90516512"/><text:span text:style-name="T52">E in fin dei conti</text:span><text:change-end text:change-id="ct90516512"/><text:change text:change-id="ct90515952"/> non ha tutti i torti. Dopo aver razziato per secoli l'Europa dell'Est a caccia di schiavi bulgari, greci e slavi da rivendere sul nostro continente<text:change text:change-id="ct90516736"/><text:change-start text:change-id="ct90517744"/> <text:span text:style-name="T52">(</text:span><text:change-end text:change-id="ct90517744"/>commercio grazie al quale la mia famiglia si è arricchita<text:change text:change-id="ct90516960"/><text:change-start text:change-id="ct90517968"/><text:span text:style-name="T52">)</text:span><text:change-end text:change-id="ct90517968"/> è ormai un secolo che ci si è spostati al più redditizio mercato de<text:change text:change-id="ct90517296"/><text:change-start text:change-id="ct90517408"/><text:span text:style-name="T53">i</text:span><text:change-end text:change-id="ct90517408"/> negri, concorrendo con gli arabi nel commercio con i regni locali africani per accaparrarsi la merce in maniera costante, da inviare alle piantagioni e miniere del Nuovo Mondo.</text:p>
      <text:p text:style-name="P7">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7">Alcune volte queste prevaricazioni si attuano con la violenza, altre volte con la complicità dei poteri locali, tanto interessati all'arricchimento personale quanto disinteressati d<text:change text:change-id="ct90518416"/><text:change-start text:change-id="ct90517632"/><text:span text:style-name="T53">e</text:span><text:change-end text:change-id="ct90517632"/>lle proprie genti. Ovunque e in tutti i tempi è sempre stato così, e così sarà.</text:p>
      <text:p text:style-name="P7"/>
      <text:p text:style-name="P7">Lo studio ricavato nell'abitazione del professore è una stanza buia e piena di polvere, <text:span text:style-name="T62">i</text:span> pochi mobili <text:soft-page-break/>sovraccarichi di libri e di carte spiegazzate sistemate apparentemente alla rinfusa. Il tavolo non è da meno, ma almeno siamo riusciti a fare un po' d'ordine tale da poter aprire al <text:change text:change-id="ct90518528"/>centro una delle ultime carte <text:span text:style-name="T36">sul</text:span> continente africano.</text:p>
      <text:p text:style-name="P7">- <text:span text:style-name="T62">Non ha ancora risposto alla mia domanda, signorina…</text:span><text:change text:change-id="ct90518752"/></text:p>
      <text:p text:style-name="P9">- Semplice sete di conoscenza, professore<text:change text:change-id="ct90515504"/> - <text:span text:style-name="T62">rispondo, </text:span>un po' titubante, come se mi avesse posto una domanda intima.</text:p>
      <text:p text:style-name="P55">-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55">- <text:span text:style-name="T37">Lei ha guidato mio padre per le Terre d'Oriente alla ricerca di mercanti di uomini. Mio padre ha sempre avuto una buona opinione di lei.</text:span></text:p>
      <text:p text:style-name="P55">- <text:span text:style-name="T37">Allora ero giovane, avevo bisogno di denaro e di farmi un nome.</text:span></text:p>
      <text:p text:style-name="P80">Luini appoggia entrambe le mani sul tavolo, meditabondo.</text:p>
      <text:p text:style-name="P80">- Adesso non ho più bisogno di entrambe le cose, signorina. E ahimè, quel che è peggio, non sono più <text:s/>neanche giovane.</text:p>
      <text:p text:style-name="P81">Seduta, mi allungo sul tavolo disegnando col dito medio un cerchio sulla mappa stesa<text:change-start text:change-id="ct90516064"/>, <text:span text:style-name="T63">verso l'interno della Costa degli Schiavi</text:span><text:change-end text:change-id="ct90516064"/>.</text:p>
      <text:p text:style-name="P81">- Che cosa vede qui in mezzo, signore?</text:p>
      <text:p text:style-name="P10">Luini è indifferente alla domanda.</text:p>
      <text:p text:style-name="P10">- Non c'è ancora molto su queste carte, sono per lo più zone inesplorate, battute dai mercanti più che dai cartografi, per il momento. Siamo nel pieno dei “Paese dei Negri”, come lo chiamano gli arabi, “Bilad es-Sudan<text:note text:id="ftn2" text:note-class="footnote"><text:note-citation>2</text:note-citation><text:note-body><text:p text:style-name="P35"><text:span text:style-name="T40">Fonte:</text:span> “I grandi regni dell'Africa nera”, Roberto Bosi<text:change-start text:change-id="ct86846304"/>, <text:span text:style-name="T54">edizione </text:span><text:change-end text:change-id="ct86846304"/><text:change-start text:change-id="ct86848320"/><text:span text:style-name="T54">Bompiani, 1987</text:span><text:change-end text:change-id="ct86848320"/></text:p></text:note-body></text:note>”. Terre a sud del Sahara e a occidente del fiero altopiano etiopico. Terre di negri, per l'appunto, e forse quel che è peggio, di “musulmani”: non vedono di buon occhio noi europei cristiani.</text:p>
      <text:p text:style-name="P10">- Non pensavo fosse cristiano, professore.</text:p>
      <text:p text:style-name="P10">- Il problema è quello che rappresenti per gli altri, non quello che realmente sei.</text:p>
      <text:p text:style-name="P10">Ritorno al mio argomento principale.</text:p>
      <text:p text:style-name="P10">-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10">Luini si lascia sfuggire un sorriso. Spero di aver finalmente s<text:change text:change-id="ct86847872"/>tuzzicato il suo interesse.</text:p>
      <text:p text:style-name="P10">- Dopotutto è un bene che siano rimasti territori sconosciuti. Di questi tempi le scoperte portano solo guai… Ma dipende dai punti di vista, ovvio.</text:p>
      <text:p text:style-name="P10">Se mai dovesse accettare, riuscirei mai a sopportare questa sua villana ironia?</text:p>
      <text:p text:style-name="P10">Medita un po' guardando la carta.</text:p>
      <text:p text:style-name="P10">- “Al di là dei monti, oltre il deserto”.</text:p>
      <text:p text:style-name="P10">Alza lo sguardo verso di me.</text:p>
      <text:p text:style-name="P10">- Chi le ha dato queste informazioni?</text:p>
      <text:p text:style-name="P10">- Il dottor Merini</text:p>
      <text:p text:style-name="P10">- Un filosofo?</text:p>
      <text:p text:style-name="P10">- Un umanista, prima di tutto, con una laurea in biologia. Ha visto la schiava defunta e dai tratti del viso<text:change-start text:change-id="ct86848992"/>, <text:span text:style-name="T53">consultando alcuni suoi libri e [bozzetti] di suoi colleghi,</text:span><text:change-end text:change-id="ct86848992"/> ha ipotizzato possa provenire dall'area centro africana. Mi ha lasciato alcuni dei suoi appunti in merito.</text:p>
      <text:p text:style-name="P11">Passo la letter<text:change text:change-id="ct86848096"/><text:change-start text:change-id="ct86848656"/><text:span text:style-name="T53">a dove il dottor Merini </text:span>ha messo per iscritto alcune informazioni, che a suo dire potrebbero tornarci utili per identificare la tribù o il clan di provenienza della schiava<text:change-end text:change-id="ct86848656"/><text:change text:change-id="ct90704024"/><text:change-start text:change-id="ct90703688"/>,<text:change-end text:change-id="ct90703688"/> a Luini.</text:p>
      <text:p text:style-name="P10">- Si dice vi siano dei regni forti laggiù. E che laddove la vita <text:change text:change-id="ct90702680"/><text:change-start text:change-id="ct90704360"/><text:span text:style-name="T53">ha</text:span><text:change-end text:change-id="ct90704360"/> avuto origine, la vita stessa sia dura, e valga poco. Il vostro “umanista” accenna ad una popolazione non ancora islamizzata, i “Kirdi<text:note text:id="ftn3" text:note-class="footnote"><text:note-citation>3</text:note-citation><text:note-body><text:p text:style-name="P33"><text:span text:style-name="T40">Fonti:</text:span> “L'Africa”, di Folco Quilici (con foto); wikipedia.fr</text:p></text:note-body></text:note>”, si chiamano, considerati “pagani” dagli Arabi, veneratori di spiriti e di forze della natura, coltivatori e allevatori.</text:p>
      <text:p text:style-name="P10"><text:soft-page-break/>Il professore si rigira tra le mani la lettera<text:change text:change-id="ct90703576"/><text:change-start text:change-id="ct90704808"/>, <text:span text:style-name="T53">meditabondo.</text:span><text:change-end text:change-id="ct90704808"/><text:change text:change-id="ct90702456"/>.</text:p>
      <text:p text:style-name="P10">- Non sembrano essere popolazioni dedite alla guerra… - cerco di sdrammatizzare - <text:s/>Vivono sui Monti Mandara, nella zona del lago T'Chad, dove il grande deserto lascia spazio alla savana, che poi diventerà foresta pluviale ancora più a sud.</text:p>
      <text:p text:style-name="P10">Il professore sposta adesso la sua attenzione alle mappe del continente negro.</text:p>
      <text:p text:style-name="P10">- <text:span text:style-name="T2">Non ci conviene attraversare il deserto, i nomadi </text:span><text:change text:change-id="ct90701896"/><text:span text:style-name="T2">berberi</text:span><text:change text:change-id="ct90703352"/><text:span text:style-name="T2"> sono popolazioni </text:span><text:change text:change-id="ct90704472"/><text:change-start text:change-id="ct90703464"/><text:span text:style-name="T2">di mercanti ma anche di </text:span><text:change-end text:change-id="ct90703464"/><text:span text:style-name="T2">guerrier</text:span><text:change-start text:change-id="ct90703240"/><text:span text:style-name="T2">i</text:span><text:change-end text:change-id="ct90703240"/><text:change text:change-id="ct90702120"/><text:change text:change-id="ct90702008"/><text:change-start text:change-id="ct90702232"/><text:span text:style-name="T2"><text:note text:id="ftn4" text:note-class="footnote"><text:note-citation>4</text:note-citation><text:note-body><text:p text:style-name="P40"><text:change-start text:change-id="ct90704248"/>Fonti: wikipedia.it. In particolare i Tuareg, popolazione berbera che vive nel deserto del Sahara.<text:change-end text:change-id="ct90704248"/></text:p></text:note-body></text:note></text:span><text:change-end text:change-id="ct90702232"/><text:span text:style-name="T2">, dovremmo arrivare da sud, dal mare. C'è un grande porto, qui</text:span></text:p>
      <text:p text:style-name="P82">Indica un <text:span text:style-name="T38">punto</text:span> sulla mappa, proprio sul grande golfo di Guinea, il “Paese dell'Oro<text:note text:id="ftn5" text:note-class="footnote"><text:note-citation>5</text:note-citation><text:note-body><text:p text:style-name="P33"><text:span text:style-name="T40">Fonte:</text:span> “I grandi regni dell'Africa nera”, Roberto Bosi</text:p></text:note-body></text:note>”.</text:p>
      <text:p text:style-name="P82">- E' il porto di Uoidah, nel regno di Dahomey, un regno molto forte che ospita sulle sue coste fortezze portoghesi, francesi, inglesi e olandesi per il commercio degli schiavi. <text:span text:style-name="T39">Non sarà difficile arrivare fin là, ma il peggio verrà sicuramente dopo… I Fulani, i Bambara, gli Hausa e gli Yoruba</text:span><text:span text:style-name="T39"><text:note text:id="ftn6" text:note-class="footnote"><text:note-citation>6</text:note-citation><text:note-body><text:p text:style-name="P34"><text:span text:style-name="T40">Fonti:</text:span> “I grandi regni dell'Africa nera”, Roberto Bosi; wikipedia.fr</text:p></text:note-body></text:note></text:span><text:span text:style-name="T39">, che abitano quelle zone, non sembrano essere popolazioni altrettanto pacifiche quanto i Kirdi.</text:span></text:p>
      <text:p text:style-name="P12">Rimugina un po', lisciandosi il mento, morsicandosi il labbro inferiore.</text:p>
      <text:p text:style-name="P12">Io lo fisso, decisa più che mai<text:change-start text:change-id="ct90705032"/> <text:span text:style-name="T63">ad ottenere una risposta che non sia un rifiuto</text:span><text:change-end text:change-id="ct90705032"/>, quasi mettendolo a disagio.</text:p>
      <text:p text:style-name="P12">Ma è proprio questa la mia intenzione.<text:change-start text:change-id="ct90704584"/></text:p>
      <text:p text:style-name="P94">Senza spostare lo sguardo dalle carte pronuncia la sua sentenza:<text:change-end text:change-id="ct90704584"/></text:p>
      <text:p text:style-name="P12">- Avremo bisogno della compagnia di un medico. E di un protettore.</text:p>
      <text:p text:style-name="P12">Non sono molto bravo con la spada.<text:change text:change-id="ct90702904"/></text:p>
      <text:p text:style-name="P12"/>
      <text:p text:style-name="P12"/>
      <text:p text:style-name="P47">Napoli:</text:p>
      <text:p text:style-name="P84"/>
      <text:p text:style-name="P13">- È inammissibile!</text:p>
      <text:p text:style-name="P13">Scendiamo entrambi le scale, <text:change text:change-id="ct90701560"/>indignat<text:change-start text:change-id="ct90704696"/><text:span text:style-name="T54">i</text:span><text:change-end text:change-id="ct90704696"/><text:change text:change-id="ct90704920"/>, mentre la domestica richiude in modo sfacciatamente cortese la porta dell'alloggio del dottore… alle nostre spalle.</text:p>
      <text:p text:style-name="P13">- Inammissibile…</text:p>
      <text:p text:style-name="P13">Ripete, con meno indignazione e più incredulità. Il professore si ferma in mezzo alla rampa e si volta verso di me.</text:p>
      <text:p text:style-name="P13">- <text:span text:style-name="T41">Non avevate detto di esservi scritti per tutto quest'ultimo mese? Come può un uomo attempato cambiare idea in maniera così repentina?</text:span></text:p>
      <text:p text:style-name="P13">- <text:span text:style-name="T41">Deve essere come ci ha spiegato lui stesso.</text:span></text:p>
      <text:p text:style-name="P85">La giustificazione che provo ad abbozzare perde di senso non appena uscita dalla mia bocca.</text:p>
      <text:p text:style-name="P85">- <text:span text:style-name="T42">Un'</text:span><text:change-start text:change-id="ct90701672"/><text:span text:style-name="T42"> “</text:span><text:change-end text:change-id="ct90701672"/><text:span text:style-name="T42">incomprensione</text:span><text:change-start text:change-id="ct90704136"/><text:span text:style-name="T42">”</text:span><text:change-end text:change-id="ct90704136"/><text:span text:style-name="T42">?</text:span></text:p>
      <text:p text:style-name="P86">La sua espressione è adesso in bilico tra il furioso e lo sconcertato.</text:p>
      <text:p text:style-name="P86">. Non si pensa più quello che si scrive, di questi tempi – aggiunge, alzando gli occhi al cielo, scuotendo il capo e sbuffando.</text:p>
      <text:p text:style-name="P86">D'un tratto mi sovvengo di un particolare avvenuto durante l'incontro col medico. Mi illumino in volto.</text:p>
      <text:p text:style-name="P86">- Si frughi nella tasca destra, professore!</text:p>
      <text:p text:style-name="P86">Mi guarda interdetto.</text:p>
      <text:p text:style-name="P86">- E perché di grazia?</text:p>
      <text:p text:style-name="P86">- Mi fa perdere solo tempo!</text:p>
      <text:p text:style-name="P86">Allungo le mani sulla sua tasca destra e prima che il professore sia in grado di bloccarmi tiro fuori vittoriosa quello che pensavo di aver visto.</text:p>
      <text:p text:style-name="P86">- Un biglietto? Nella mia tasca? Come facevate…</text:p>
      <text:p text:style-name="P86">Il volto di Luini è paonazzo.</text:p>
      <text:p text:style-name="P86">- Ho visto l'assistente del medico infilarvelo nella tasca.</text:p>
      <text:p text:style-name="P86">- Potrebbe essere una cosa personale, addirittura intima oserei dire Lei non ha nessun diritto!</text:p>
      <text:p text:style-name="P86">Siamo ancora sulla scala. Una signora sta salendo carica di frutta e vedura. Un'altra domestica del <text:soft-page-break/>medico?</text:p>
      <text:p text:style-name="P86">Mi ritraggo leggermente in modo da farla passare tra me e il professore. Con un'occhiataccia gli intimo di darsi un contegno.</text:p>
      <text:p text:style-name="P87">Passata la signora rispondo a mezza voce.</text:p>
      <text:p text:style-name="P87">- Lei crede? - (mi esce involontariamente un tono di sfida) – E così mentre le consegna questo “intimo” messaggio la signorina ha l'ardire di fissarmi con aria complice?</text:p>
      <text:p text:style-name="P87">- Non mi immischio nelle perversioni della plebe. Mi ridia il biglietto.</text:p>
      <text:p text:style-name="P87">Glielo riconsegno.</text:p>
      <text:p text:style-name="P87">- Lo legga ad alta voce.</text:p>
      <text:p text:style-name="P87">Un po' imbronciato e inaspettatamente senza ribattere, esegue il mio ordine.</text:p>
      <text:p text:style-name="P87">- “Incontriamoci tra un'ora ai giardini dietro la casa del dottore”.</text:p>
      <text:p text:style-name="P87"/>
      <text:p text:style-name="P14">Quando le campane rintoccano le tre del pomeriggio ci ritroviamo nei giardini dietro la casa del medico.</text:p>
      <text:p text:style-name="P14">Non sono molti i visitatori a quest'ora. La giornata è calda, a tratti l'aria di mare ci raggiunge ricordandoci la nostra città.</text:p>
      <text:p text:style-name="P14">Ci sediamo <text:change-start text:change-id="ct90702344"/><text:span text:style-name="T63">silenziosi </text:span><text:change-end text:change-id="ct90702344"/>su una panchina<text:change-start text:change-id="ct90702792"/>,<text:change-end text:change-id="ct90702792"/> come fossimo <text:change text:change-id="ct90703016"/>novelli sposini<text:change-start text:change-id="ct90701784"/>,<text:change-end text:change-id="ct90701784"/> ma dopo poco tempo l'assistente del medico ci raggiunge. La sua andatura è calma e composta.</text:p>
      <text:p text:style-name="P14">Ci alziamo, in attesa.</text:p>
      <text:p text:style-name="P14">- Buongiorno, non ho avuto modo di presentarmi nello studio<text:change text:change-id="ct90703800"/><text:change-start text:change-id="ct90703912"/>: <text:span text:style-name="T63">n</text:span><text:change-end text:change-id="ct90703912"/>on si da ancora la dovuta importanza a noi donne in questo mestiere. Sono Eleonora Buscè, assistente del dottor <text:change text:change-id="ct90702568"/><text:change-start text:change-id="ct90703128"/><text:span text:style-name="T55">Mammarella</text:span><text:change-end text:change-id="ct90703128"/></text:p>
      <text:p text:style-name="P14">- Piacere… dottoressa</text:p>
      <text:p text:style-name="P14">Nel dirlo allungo la mano verso di lei, in una stretta. Lei mi ricambia con un sorriso di gratitudine.</text:p>
      <text:p text:style-name="P14">- Ho sentito del vostro progetto, e vorrei accompagnarvi – dice risoluta.</text:p>
      <text:p text:style-name="P14">- <text:span text:style-name="T43">Ci serve un medico esperto.</text:span></text:p>
      <text:p text:style-name="P62">Luini non ha peli sulla lingua.</text:p>
      <text:p text:style-name="P62">- Lavoro a fianco del dottore da oltre 5 anni.</text:p>
      <text:p text:style-name="P62">- Chirurgia?</text:p>
      <text:p text:style-name="P62">La ragazza abbassa lo sguardo.</text:p>
      <text:p text:style-name="P62">- Solo sui cadaveri…</text:p>
      <text:p text:style-name="P62">- Ferite da armi bianche?</text:p>
      <text:p text:style-name="P62">- Qui a Napoli abbiamo pazienti di quel tipo quanti ne vogliamo!</text:p>
      <text:p text:style-name="P62">Si riprende quasi con allegria la signorina Buscè.</text:p>
      <text:p text:style-name="P62">- Malattie contagiose?</text:p>
      <text:p text:style-name="P62">-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62">Io e Luini ci guardiamo, come per decidere l'esito di questa sorta di “esame”.</text:p>
      <text:p text:style-name="P62">A me manca solo una curiosità, più che un dettaglio tecnico.</text:p>
      <text:p text:style-name="P62">- Sono sicura che la dottoressa ha le capacità che cerchiamo e che potrà esserci d'aiuto nel nostro viaggio. Mi piacerebbe solo sapere per quale motivo vi stiate lanciando con tale foga in questa impresa.</text:p>
      <text:p text:style-name="P62">La ragazza si guarda intorno, per la prima volta circospetta, come se stesse per svelarci un segreto.</text:p>
      <text:p text:style-name="P62">Tendiamo le orecchie.</text:p>
      <text:p text:style-name="P15">- Mi piace studiare, <text:change-start text:change-id="ct90708392"/><text:span text:style-name="T69">e nello studio cerco di portarmi ogni volta un passo più avanti, cerco di imparare cose nuove, che mi possano differenziare dagli altri “dottori”, rendendomi finalmente visibile ai loro occhi.</text:span><text:change-end text:change-id="ct90708392"/><text:change-start text:change-id="ct90707160"/></text:p>
      <text:p text:style-name="P15"><text:change-end text:change-id="ct90707160"/><text:change text:change-id="ct90708504"/>Ora, ci è capitato qualche mese fa il caso di una malattia gravissima, riportata da un portoghese preso poi in carico dall'esercito spagnolo e riportato qua a Napoli [come prigioniero]. <text:span text:style-name="T3">È morto dopo pochi giorni per febbri altissime, e così altri come lui in città. Tutti loro erano reduci dall'entroterra africano. </text:span><text:change-start text:change-id="ct90706264"/><text:span text:style-name="T3">Agli altri medici il fatto non ha suscitato particolare interesse, ma io mi sono voluta </text:span><text:soft-page-break/><text:span text:style-name="T3">spingere oltre, chiedendo ad altri pazienti o militari o mercanti reduci da un viaggio in terra di Negri, </text:span><text:change-end text:change-id="ct90706264"/><text:change text:change-id="ct90708056"/><text:change-start text:change-id="ct90707048"/><text:span text:style-name="T3">e</text:span><text:change-end text:change-id="ct90707048"/><text:span text:style-name="T3"> l'origine della loro morte pare possa essere</text:span></text:p>
      <text:p text:style-name="P88">Si interrompe di colpo, si avvicina, e bisbiglia come se quello che sta per rivelare possa scatenare il panico.</text:p>
      <text:p text:style-name="P88">- Una zanzara<text:note text:id="ftn7" text:note-class="footnote"><text:note-citation>7</text:note-citation><text:note-body><text:p text:style-name="P38">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88"/>
      <text:p text:style-name="P88"/>
      <text:p text:style-name="P16">Ci intratteniamo ancora un po' ai giardini, chiacchierando delle nuove scoperte in ambito medico e geografico. Decidiamo di fermarci in una locanda per continuare le nostre conversazioni davanti ad un piatto caldo.</text:p>
      <text:p text:style-name="P16">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di fatto molto diversi gli uni dagli altri<text:note text:id="ftn8" text:note-class="footnote"><text:note-citation>8</text:note-citation><text:note-body><text:p text:style-name="P36"><text:span text:style-name="T40">Fonte:</text:span> “I grandi regni dell'Africa nera”, Roberto Bosi</text:p></text:note-body></text:note>.</text:p>
      <text:p text:style-name="P16">Così come lo sono, in effetti, i francesi con gli inglesi, o noi italiani…</text:p>
      <text:p text:style-name="P16">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text:change text:change-id="ct90707832"/><text:change-start text:change-id="ct90707944"/><text:span text:style-name="T55">languidi</text:span><text:change-end text:change-id="ct90707944"/> risaltano due occhi chiari come il mare.</text:p>
      <text:p text:style-name="P16">- Ho sentito… - inizia a dire: è palesemente ubriaco – Ho sentito che volete andare in Sudan, “il Paese dei Negri<text:note text:id="ftn9" text:note-class="footnote"><text:note-citation>9</text:note-citation><text:note-body><text:p text:style-name="P36"><text:span text:style-name="T40">Fonte:</text:span> “I grandi regni dell'Africa nera”, Roberto Bosi</text:p></text:note-body></text:note>”.</text:p>
      <text:p text:style-name="P16">Almeno ha avuto la decenza di sedersi a fianco del professore e non a noi due signorine.</text:p>
      <text:p text:style-name="P16">- <text:span text:style-name="T44">Io li conosco, li ho visti, ero mercante di sale e di oro</text:span><text:span text:style-name="T44"><text:note text:id="ftn10" text:note-class="footnote"><text:note-citation>10</text:note-citation><text:note-body><text:p text:style-name="P37"><text:span text:style-name="T40">Fonte:</text:span> “I grandi regni dell'Africa nera”, Roberto Bosi</text:p></text:note-body></text:note></text:span><text:span text:style-name="T44">, attraversavo il deserto fino al grande fiume, il Niger, e commerciavo con loro, prima di esser preso prigioniero e portato qui.</text:span></text:p>
      <text:p text:style-name="P89">Il suo alito cattivo e il suo passato hanno sicuramente attirato la nostra attenzione.</text:p>
      <text:p text:style-name="P89">Luini fa un cenno all'oste e fa portare un'altra caraffa di vino e un bicchiere per il nostro inusitato ospite, che ringrazia con un sorriso appena accennato.</text:p>
      <text:p text:style-name="P89">- <text:span text:style-name="T45">Non vi disturberò troppo</text:span></text:p>
      <text:p text:style-name="P90">Dice rigirandosi il bicchiere pieno tra le mani: sembra piuttosto interessato a gustarsi il suo vino in solitudine.</text:p>
      <text:p text:style-name="P90">- Pensavo voi arabi non beveste alcool – dico, senza malizia, giusto per intavolare un discorso a due voci</text:p>
      <text:p text:style-name="P90">- Io non sono arabo, sono un “amazigh<text:note text:id="ftn11" text:note-class="footnote"><text:note-citation>11</text:note-citation><text:note-body><text:p text:style-name="P41">Fonte: wikipedia.it<text:change-start text:change-id="ct90708616"/>. <text:span text:style-name="T64">In particolare “amazigh” è il nome</text:span><text:change-end text:change-id="ct90708616"/><text:change-start text:change-id="ct90705928"/><text:span text:style-name="T64"> dei berberi del Nord Africa. I berberi del deserto vengono chiamati “Twareg” in lingua magrebina, “Tawariq” in arabo classico (non essendoci il suono “g”), “Kinn</text:span><text:change-end text:change-id="ct90705928"/><text:change-start text:change-id="ct90705144"/><text:span text:style-name="T64">in” in Ciad, mentre invece i Tuareg stessi si designano con “Kel tamahaq”, cioè "coloro che parlano la tamahaq".</text:span><text:change-end text:change-id="ct90705144"/></text:p></text:note-body></text:note>”, o come dite voi qui, un “berbero”.</text:p>
      <text:p text:style-name="P90">E così dicendo, come per riprendersi dall'offesa appena subita, beve tutto d'un fiato il suo vino.</text:p>
      <text:p text:style-name="P90">- <text:span text:style-name="T46">Cosa ci può dire, allora, caro amico berbero, dei Negri del Niger.</text:span></text:p>
      <text:p text:style-name="P91">Lo incoraggia Luini, riempiendo nuovamente il bicchiere allo straniero.</text:p>
      <text:p text:style-name="P91">- In quei posti le persone non muoiono. Loro credono nella trasmigrazione delle anime, gli “antenati” rivivono nei loro cari, nei nuovi nati, figli, nipoti, o si trasformano in animali totemici che vengono venerati come veri e propri dei<text:change-start text:change-id="ct90705368"/>, <text:span text:style-name="T55">protettori di un'intera famiglia o di un villaggio</text:span><text:change-end text:change-id="ct90705368"/>. Sono popoli che praticano la magia nera. Sono pericolosi.</text:p>
      <text:p text:style-name="P91">Di quale popolo starà parlando nello specifico?</text:p>
      <text:p text:style-name="P91">- Vi racconterò questa storia. Si dice che in quelle terre (nelle terre tra le sorgenti dei grandi fiumi <text:soft-page-break/>Niger e Senegal), la luna non esistesse, e con essa, non esistesse dunque nemmeno la morte<text:note text:id="ftn12" text:note-class="footnote"><text:note-citation>12</text:note-citation><text:note-body><text:p text:style-name="P2">Fonte: <text:span text:style-name="T1">“I grandi regni dell'Africa nera”</text:span><text:change-start text:change-id="ct90707496"/><text:span text:style-name="T1">, p.82</text:span><text:change-end text:change-id="ct90707496"/><text:span text:style-name="T1">, Roberto Bosi</text:span><text:change text:change-id="ct90706040"/><text:change-start text:change-id="ct90706712"/><text:span text:style-name="T1">, edizione Bompiani, 1987. Fiaba del popolo Bambara.</text:span><text:change-end text:change-id="ct90706712"/></text:p></text:note-body></text:note>.</text:p>
      <text:p text:style-name="P91">C'era solo una lunga catena <text:span text:style-name="T47">c</text:span>he pendeva dal cielo. <text:span text:style-name="T47">Quando gli uomini erano vecchi e stanchi di vivere si arrampicavano lungo la catena, salendo sempre più su, scomparendo oltre le nuvole…</text:span></text:p>
      <text:p text:style-name="P17">Il berbero ha seguito con lo sguardo la catena immaginaria. Resta un po' così, gli occhi persi nel soffitto scricchiolante.<text:change-start text:change-id="ct90708168"/> <text:span text:style-name="T71">Poi riprende:</text:span></text:p>
      <text:p text:style-name="P65">- <text:span text:style-name="T71">Fra le genti di quel popolo, i Bambara, a quell'epoca remota, viveva un fabbro, Fasogo Ba Si, il quale aveva tre figlie femmine, cosicchè doveva far tutto da sè, accendere il fuoco, far funzionare i mantici e faticare da mattina a sera. Un giorno, stanco di quell'eterno faticare, decise di salire lungo la catena. Ma le figlie gli chiesero di aspettare, persuadendolo che avrebbero potuto avere dei figli maschi per aiutarlo nel lavoro. Tuttavia, vedendo che nulla succedeva, un giorno, mentre lavorava un ferro arroventato, fu preso da una grande smania e salì lungo la catena con il ferro incandescente in mano. Le figlie lo seguirono e con loro scomparve la catena, ma dal ferro luminoso fu creata la Luna che risplende ogni notte nel cielo. Accanto, ci sono tre piccole stelle: le tre figlie di Fasogo Ba Si.</text:span><text:change-end text:change-id="ct90708168"/></text:p>
      <text:p text:style-name="P65"><text:change-start text:change-id="ct90706936"/><text:span text:style-name="T71">Il berbero r</text:span><text:change-end text:change-id="ct90706936"/><text:change-start text:change-id="ct90707272"/><text:span text:style-name="T71">esta un po' in silenzio, come a rimuginare sul senso del</text:span><text:change-end text:change-id="ct90707272"/><text:change-start text:change-id="ct280540328"/><text:span text:style-name="T71">l</text:span><text:change-end text:change-id="ct280540328"/><text:change-start text:change-id="ct280540440"/><text:span text:style-name="T71">a storia, semmai ve ne fosse uno.</text:span></text:p>
      <text:p text:style-name="P65"><text:change-end text:change-id="ct280540440"/>Poi, senza aggiungere altro, si alza e si allontana, portando con sé il bicchiere di vino ancora pieno.</text:p>
      <text:p text:style-name="P17">Si è fatto tardi.</text:p>
      <text:p text:style-name="P17"><text:change-start text:change-id="ct90706152"/></text:p>
      <text:p text:style-name="P17"><text:change-end text:change-id="ct90706152"/></text:p>
      <text:p text:style-name="P17">Quando usciamo dalla locanda è l'imbrunire, ci ritroviamo nelle strette e buie vie di Napoli e <text:change-start text:change-id="ct90705480"/><text:span text:style-name="T63">tutti e tre </text:span><text:change-end text:change-id="ct90705480"/>insieme ci incamminiamo <text:change-start text:change-id="ct90705704"/><text:span text:style-name="T63">chiacchierando </text:span><text:change-end text:change-id="ct90705704"/>verso la foresteria dove siamo alloggiati io e il professore<text:change text:change-id="ct90707608"/><text:change-start text:change-id="ct90708280"/>.<text:change-end text:change-id="ct90708280"/></text:p>
      <text:p text:style-name="P18">Mentre io e la signorina Buscè conversiamo dolcemente sugli ultimi costumi cittadini, il professore prende a guardarsi intorno, teso. Ha sentito dei rumori, dice, dei bisbiglii.</text:p>
      <text:p text:style-name="P18">La strada è buia. Ci fermiamo: davanti a noi si parano tre brutti figuri. D'istinto ci voltiamo ma come potevamo temere altri due sgherri ci bloccano la ritirata.</text:p>
      <text:p text:style-name="P18">Siamo in stallo.</text:p>
      <text:p text:style-name="P18">Ci puntano addosso dei pugnali, sicuri di sé, ritrovandosi di fronte due signore. Il professore, dal canto suo, non incuterebbe timore neanche ad un bambino.</text:p>
      <text:p text:style-name="P18">Solo uno tra loro non impugna alcun pugnale.</text:p>
      <text:p text:style-name="P18">Si fa avanti, <text:span text:style-name="T4">alla cintola gli pende una spada. Ha i baffetti e un sorriso sardonico. Ma non ha la faccia di brutto ceffo come gli altri. Sembrerebbe piuttosto un povero diavolo che tira a campare come meglio riesce.</text:span></text:p>
      <text:p text:style-name="P18">- <text:span text:style-name="T4">Il vostro denaro, signora. - fa, con una cadenza tipica della Castilla</text:span><text:change text:change-id="ct90705256"/><text:change-start text:change-id="ct90707384"/><text:span text:style-name="T4"> spagnola</text:span><text:change-end text:change-id="ct90707384"/><text:span text:style-name="T4">, rivolgendosi a me.</text:span></text:p>
      <text:p text:style-name="P18">- <text:span text:style-name="T4">Non abbiamo denaro, signore.</text:span></text:p>
      <text:p text:style-name="P92">Rispondo ferma. Non è la prima volta che mi scontro con uno di questi individui. Ho passato la mia giovinezza per strada, e Genova non scherza in numero e fama di delinquenti.</text:p>
      <text:p text:style-name="P92"><text:span text:style-name="T48">L'uomo</text:span> estrae <text:span text:style-name="T48">fulmineo la spada, una “caribegna” di quella in uso negli eserciti nel Nuovo Mondo, e la punta contro il mio petto, più come ad indicare qualcosa che come minaccia.</text:span></text:p>
      <text:p text:style-name="P19">Gli altri sgherri sghignazzano, senza denti, tranne un ragazzino rossiccio che, alle nostre spalle, ci scruta <text:change-start text:change-id="ct90707720"/><text:span text:style-name="T56">attento </text:span><text:change-end text:change-id="ct90707720"/>come se fossimo dei forestieri venuti da un altro continente. O forse piuttosto come una belva famelica studia la sua preda.</text:p>
      <text:p text:style-name="P19">- Vorrebbe forse osarsi a perquisire il petto di una rispettabile signorina? - rispondo, di rimando.</text:p>
      <text:p text:style-name="P19">- Io no, ma qualcuno di loro non vedrebbe l'ora di palpare un seno aristocratico.</text:p>
      <text:p text:style-name="P19">- Aristocratico!<text:change-start text:change-id="ct90705592"/> <text:span text:style-name="T56">Io!</text:span><text:change-end text:change-id="ct90705592"/> - mi facci<text:change text:change-id="ct90705816"/><text:change-start text:change-id="ct90706376"/><text:span text:style-name="T56">o</text:span><text:change-end text:change-id="ct90706376"/> scappare un risolino di scherno<text:change text:change-id="ct90706488"/></text:p>
      <text:p text:style-name="P19">- Signorina – il tono ora irretito del soldato mi coglie alla sprovvista, sobbalzo – Alla locanda, l'ho vista. Tiri fuori i sacchetti di denaro dal suo vestito o non ci penserò troppo a prenderli da me.</text:p>
      <text:p text:style-name="P19">- Me ne è rimasto solo uno – ribatto, forse in modo troppo repentino.</text:p>
      <text:p text:style-name="P19">Mi frugo nel vestito, cercando di soppesare il sacchetto più piccolo.<text:change-start text:change-id="ct90706600"/> <text:span text:style-name="T65">La dottoressa si guarda intorno, come in cerca di una via di fuga o di un aiuto esterno, mentre invece </text:span><text:change-end text:change-id="ct90706600"/><text:change text:change-id="ct90706824"/><text:change-start text:change-id="ct90709512"/><text:span text:style-name="T65">i</text:span><text:change-end text:change-id="ct90709512"/>l professor<text:change text:change-id="ct90709176"/><text:change-start text:change-id="ct90709400"/><text:span text:style-name="T65">e,</text:span><text:change-end text:change-id="ct90709400"/> forse rendendosi conto del mio gioco<text:change-start text:change-id="ct90709288"/>,<text:change-end text:change-id="ct90709288"/> cerca di distrarre l'attenzione<text:change text:change-id="ct90708728"/><text:change-start text:change-id="ct90708840"/>:<text:change-end text:change-id="ct90708840"/></text:p>
      <text:p text:style-name="P19">- Di grazia, lei è un soldato spagnolo, a giudicare dal suo accento e dalla spada, non è vero? Di <text:soft-page-break/>istanza qui a Napoli, svolge questo “mestiere” per arrotondare la misera paga dell'esercito, o è uno dei tanti disertori fuggito dal Nuovo Mondo per scampare alle <text:span text:style-name="T6">frecce de</text:span>gli indigeni?</text:p>
      <text:p text:style-name="P19">Il soldato pare colpito <text:span text:style-name="T49">nell'orgoglio.</text:span> <text:span text:style-name="T49">Non smette di tenere alzata la spada verso di me. Le labbra iniziano a tremargli, e il tremito scende giù fino al braccio percorrendo per intiero la sua spada, come fosse il ricordo di un'antica febbre. Lancio un'occhiata preoccupata al professore.</text:span></text:p>
      <text:p text:style-name="P23">I compari intanto iniziano a guardare il loro socio spagnolo con la coda dell'occhio, come a sorvegliarlo, qualcuno impreca, un altro urla spazientito “Dateci il vostro denaro!” strattonandoci da dietro ma il soldato mette tutti a tacere con il suo sguardo. Nel buio il bianco dei suoi occhi è immenso e al loro centro sembrano proteggere un fuoco.</text:p>
      <text:p text:style-name="P20">- Non mi parli lei del Nuovo Mondo – recita il soldato, quasi sillabando le parole. Nel dire questo rivolge lentamente la spada verso Luini – <text:span text:style-name="T5">Era da tempo che non sentivo queste parole. “Le Americhe”…</text:span><text:change-start text:change-id="ct90708952"/></text:p>
      <text:p text:style-name="P95">Fa una pausa, passandosi la lingua sopra le labbra seccate dal sole e dalla polvere.</text:p>
      <text:p text:style-name="P20"><text:change-end text:change-id="ct90708952"/><text:change text:change-id="ct90709064"/><text:change-start text:change-id="ct90710432"/><text:span text:style-name="T5">- </text:span><text:change-end text:change-id="ct90710432"/>Si racconta<text:note text:id="ftn13" text:note-class="footnote"><text:note-citation>13</text:note-citation><text:note-body><text:p text:style-name="P3">Fonte: “Momenti fatali: 14 miniature storiche”, S. Zweig,<text:change-start text:change-id="ct90711104"/> <text:span text:style-name="T58">edizione Adelphi (n. 479), </text:span><text:change-end text:change-id="ct90711104"/><text:change-start text:change-id="ct90711664"/><text:span text:style-name="T58">2005, 1° edizione del 1943</text:span><text:change-end text:change-id="ct90711664"/><text:change text:change-id="ct90711216"/><text:change-start text:change-id="ct90710544"/>;<text:change-end text:change-id="ct90710544"/> wikipedia</text:p></text:note-body></text:note> che, <text:span text:style-name="T5">circa 200 anni fa, una spedizione dell'esercito spagnolo sbarcò sulle coste di Panama. Strinsero un buon rapporto col cacicco di quell'area,</text:span><text:change-start text:change-id="ct90710656"/><text:span text:style-name="T5"> Comagre era il suo nome,</text:span><text:change-end text:change-id="ct90710656"/><text:span text:style-name="T5"> tanto che questi </text:span><text:change text:change-id="ct90710768"/><text:change-start text:change-id="ct90710320"/><text:span text:style-name="T5">offrì loro ben 4 mila once d'oro. Gli invitati, questi “figli del cielo” che per gli indios erano simili a dei, si gettarono su quel metallo come cani famelici, sguainando la spada, url</text:span><text:change-end text:change-id="ct90710320"/><text:change-start text:change-id="ct90713008"/><text:span text:style-name="T5">ando, smaniando ciascuno per arraffarsi la sua porzione di oro</text:span><text:change-end text:change-id="ct90713008"/><text:span text:style-name="T5">. </text:span><text:change text:change-id="ct90712112"/><text:span text:style-name="T5">Il cacicco e gli altri indios restarono </text:span><text:change text:change-id="ct90712224"/><text:change-start text:change-id="ct90712784"/><text:span text:style-name="T5">sbalorditi, osservando la mischia con disprezzo</text:span><text:change-end text:change-id="ct90712784"/><text:span text:style-name="T5">. </text:span><text:change text:change-id="ct90712336"/><text:change-start text:change-id="ct90711328"/><text:span text:style-name="T5">Finita la mischia, il cacicco raccontò loro che,</text:span><text:change-end text:change-id="ct90711328"/><text:span text:style-name="T5"> da qualche parte verso sud</text:span><text:change-start text:change-id="ct90713120"/><text:span text:style-name="T5">, oltre le montagne,</text:span><text:change-end text:change-id="ct90713120"/><text:span text:style-name="T5"> il regno di Birù possedeva molto più </text:span><text:change text:change-id="ct90712448"/><text:change-start text:change-id="ct90712560"/><text:span text:style-name="T5">metallo giallo</text:span><text:change-end text:change-id="ct90712560"/><text:span text:style-name="T5"> di quanto loro potessero immaginare. Ma sarebbe stato più semplice per loro raggiungerlo navigando “sull'altro” mare.</text:span></text:p>
      <text:p text:style-name="P21">Tra questi spagnoli invitati alla corte del cacicco vi era anche <text:span text:style-name="T50">Vasco Nunez de Balboa, </text:span>fu lui a riempirsi gli occhi di tutto quell'oro, e a partire alla ricerca dell'<text:change-start text:change-id="ct90711440"/> “<text:change-end text:change-id="ct90711440"/>El Dorado<text:change-start text:change-id="ct90710880"/>”<text:change-end text:change-id="ct90710880"/>. Io ho <text:change text:change-id="ct90711552"/><text:change-start text:change-id="ct90713232"/><text:span text:style-name="T57">provato a seguire</text:span><text:change-end text:change-id="ct90713232"/> le sue orme.<text:change text:change-id="ct90709872"/></text:p>
      <text:p text:style-name="P23">Ho perso molti compagni, <text:change text:change-id="ct90709760"/><text:change-start text:change-id="ct90709984"/><text:span text:style-name="T70">squarciato col mio machete la</text:span><text:change-end text:change-id="ct90709984"/><text:change-start text:change-id="ct90710096"/><text:span text:style-name="T70"> vegetazione intricata delle foreste pluviali, affrontato sudore e insetti, nemici temibili quasi quanto le frecce indigene: nessuno che non sia stato da quelle parti può comprendere cosa significhi scalare una mo</text:span><text:change-end text:change-id="ct90710096"/><text:change-start text:change-id="ct90710992"/><text:span text:style-name="T70">ntagna sotto l'umido e torrido cielo dei Tropici</text:span><text:change-end text:change-id="ct90710992"/>.<text:change-start text:change-id="ct90711776"/> <text:span text:style-name="T70">Ma una volta arrivato</text:span><text:change-end text:change-id="ct90711776"/><text:change text:change-id="ct90710208"/> lassù in cima, l'ho visto, io l'ho visto, così come Vasco 200 anni prima di me…</text:p>
      <text:p text:style-name="P23">I suoi occhi <text:change text:change-id="ct90711888"/><text:change-start text:change-id="ct90712000"/><text:span text:style-name="T59">si abbassano sul riflesso rossastro della lama della sua spada</text:span><text:change-end text:change-id="ct90712000"/>, febbricitanti, <text:change text:change-id="ct90712672"/><text:change-start text:change-id="ct90712896"/><text:span text:style-name="T5">per poi ritornare</text:span><text:change-end text:change-id="ct90712896"/><text:span text:style-name="T5">, lentamente, il corpo tremante, </text:span><text:change text:change-id="ct90714464"/><text:change-start text:change-id="ct90715584"/><text:span text:style-name="T5">sul professore</text:span><text:change-end text:change-id="ct90715584"/><text:change text:change-id="ct90716816"/><text:span text:style-name="T5">, immobile come un albero spoglio.</text:span></text:p>
      <text:p text:style-name="P21">- Un altro mare, immenso, che inghiottiva tutto il resto della terra.</text:p>
      <text:p text:style-name="P21">Il “Mar del Sur”, l'Oceano Pacifico.</text:p>
      <text:p text:style-name="P21"/>
      <text:p text:style-name="P21">Stranamente mi sento più affascinata che impaurita. Gli altri cinque sgherri continuano a <text:span text:style-name="T6">squadrarci</text:span> famelici, il soldato sembra invece aver perso un po' della <text:change text:change-id="ct90713792"/><text:change-start text:change-id="ct90715360"/><text:span text:style-name="T60">spavalderia</text:span><text:change-end text:change-id="ct90715360"/> iniziale.</text:p>
      <text:p text:style-name="P21">- <text:span text:style-name="T6">In quanto agli indigeni – riprende – c'è ben poco da averne paura. I più sono morti, o lavorano come schiavi nelle miniere o nelle piantagioni a Cuba o in Brasile, ormai soppiantati dai Negri, </text:span><text:change text:change-id="ct90716480"/><text:span text:style-name="T6">al servizio di notabili spagnoli e portoghesi, schiacciati dal giogo delle loro madrepatrie, a loro volta indebitate con i governi e le banche inglesi e olandesi, che lucrano sugli schiavi due volte, nella loro vendita e nel commercio dei frutti del loro lavoro. Ho visto molte cose che</text:span><text:change-start text:change-id="ct90715920"/><text:span text:style-name="T6">,</text:span><text:change-end text:change-id="ct90715920"/><text:span text:style-name="T6"> in cuor mio, desidererei non avere mai visto…</text:span></text:p>
      <text:p text:style-name="P93">La fiamma nei suoi occhi si è indebolita.</text:p>
      <text:p text:style-name="P93">- Soldato – dico – Ecco il vostro denaro – gli lancio un ben pesato sacchetto di lire genovesi<text:note text:id="ftn14" text:note-class="footnote"><text:note-citation>14</text:note-citation><text:note-body><text:p text:style-name="P39">Fonte: wikipedia, moneta di metà del '700</text:p></text:note-body></text:note>.</text:p>
      <text:p text:style-name="P93">Il soldato lo recupera prontamente, lo soppesa senza convinzione.</text:p>
      <text:p text:style-name="P93">- Ma ho una proposta da farvi – proseguo. Luini si gira a guardarmi sbigottito, forse presagendo la mia richiesta – Vorreste farci da protettore in una nostra avventura nel continente africano <text:span text:style-name="T51">alla ricerca delle origini di quei popoli negri ora schiavi nel Nuovo Mondo</text:span><text:change-start text:change-id="ct90713568"/><text:span text:style-name="T51">, attraversando altre foreste, scalando nuov</text:span><text:change-end text:change-id="ct90713568"/><text:change-start text:change-id="ct90713344"/><text:span text:style-name="T51">i monti</text:span><text:change-end text:change-id="ct90713344"/><text:span text:style-name="T51">? Vi assicuro una buona paga.</text:span></text:p>
      <text:p text:style-name="P72"><text:soft-page-break/>Luini avrebbe qualcosa da ribattere, ma si trattiene. <text:change-start text:change-id="ct90713456"/><text:span text:style-name="T66">Anche al dottoressa si volta a guardarmi contrariata. </text:span><text:change-end text:change-id="ct90713456"/>Dopo qualche attimo, il soldato risponde.</text:p>
      <text:p text:style-name="P24">- Ero “<text:change text:change-id="ct90715248"/><text:change-start text:change-id="ct90715808"/><text:span text:style-name="T60">alférez</text:span><text:change-end text:change-id="ct90715808"/>”<text:change-start text:change-id="ct90716704"/>, <text:span text:style-name="T66">alfiere di sua Maestà</text:span><text:change-end text:change-id="ct90716704"/>. E non sono in cerca di denaro<text:change text:change-id="ct90716032"/></text:p>
      <text:p text:style-name="P24">Così dicendo passa il sacchetto di monete al compagno alla sua sinistra.</text:p>
      <text:p text:style-name="P24">Abbassa la spada, mentre i suoi compari apparentemente soddisfatti del bottino si danno alla fuga.</text:p>
      <text:p text:style-name="P24">- <text:change text:change-id="ct90714800"/><text:change-start text:change-id="ct90715136"/><text:span text:style-name="T67">m</text:span><text:change-end text:change-id="ct90715136"/>a di uno scopo.</text:p>
      <text:p text:style-name="P24"/>
      <text:p text:style-name="P21"/>
      <text:p text:style-name="P25">Il mattino dopo ci ritroviamo tutti nella mia spaziosa stanza, alla foresteria. L'aria è fresca e la giornata si prospetta calma.</text:p>
      <text:p text:style-name="P25">Con me ci sono i miei futuri compagni di viaggio: Luini, geografo; Buscè, dottoressa; e Romero, ex <text:change text:change-id="ct90716144"/><text:change-start text:change-id="ct90715472"/><text:span text:style-name="T60">alfiere</text:span><text:change-end text:change-id="ct90715472"/> dell'esercito <text:change-start text:change-id="ct90715696"/><text:span text:style-name="T68">reali di </text:span><text:change-end text:change-id="ct90715696"/><text:change text:change-id="ct90713680"/><text:change-start text:change-id="ct90716256"/><text:span text:style-name="T68">S</text:span><text:change-end text:change-id="ct90716256"/>pagn<text:change text:change-id="ct90716368"/><text:change-start text:change-id="ct90716592"/><text:span text:style-name="T68">a</text:span><text:change-end text:change-id="ct90716592"/>, la nostra guardia del corpo per questo viaggio.</text:p>
      <text:p text:style-name="P26"><text:change text:change-id="ct90713904"/><text:change-start text:change-id="ct90714016"/>I miei ospiti sono seduti sui canapè, io in piedi appoggiata alla scrivania, mi schiarisco la voce e inizio:</text:p>
      <text:p text:style-name="P27">- <text:span text:style-name="T8">L'incontro di oggi è per presentarvi </text:span><text:change-end text:change-id="ct90714016"/><text:change-start text:change-id="ct90714128"/><text:span text:style-name="T8">a grandi linee il viaggio e discuterlo insieme. Dovremmo salpare al più presto per Lisbona, ho già preso contatti con alcuni armatori, mi faranno sapere a giorni. Una volta a Lisbona, appena possibile ci imbarcheremo su un [veliero] per l'A</text:span><text:change-end text:change-id="ct90714128"/><text:change-start text:change-id="ct90714352"/><text:span text:style-name="T8">frica. La destinazione sarà Uoidah</text:span><text:span text:style-name="T8"><text:note text:id="ftn15" text:note-class="footnote"><text:note-citation>15</text:note-citation><text:note-body><text:p text:style-name="P128"><text:change-start text:change-id="ct90714240"/>Porto negriero del Benin. Fonte: wikipedia.fr<text:change-end text:change-id="ct90714240"/><text:change-start text:change-id="ct280544920"/>, <text:span text:style-name="T77">http://www.benin-voyage.com/2013/03/ouidah-se-situe-40-km-de-cotonou-vous-y.html</text:span><text:change-end text:change-id="ct280544920"/></text:p></text:note-body></text:note></text:span><text:span text:style-name="T8">, nel golfo di Guinea, un porto negriero</text:span><text:change-end text:change-id="ct90714352"/><text:change-start text:change-id="ct280542008"/><text:span text:style-name="T8"> </text:span><text:change-end text:change-id="ct280542008"/><text:change-start text:change-id="ct280538088"/><text:span text:style-name="T8">di predominio principalmente portoghese</text:span><text:change-end text:change-id="ct280538088"/><text:change-start text:change-id="ct280544136"/><text:span text:style-name="T8">. Lo raggiungeremo in circa 2 </text:span><text:change-end text:change-id="ct280544136"/><text:change text:change-id="ct280541000"/><text:change-start text:change-id="ct280543128"/><text:span text:style-name="T8">mesi</text:span><text:change-end text:change-id="ct280543128"/><text:change-start text:change-id="ct280542344"/><text:span text:style-name="T8"> di viaggio</text:span><text:change-end text:change-id="ct280542344"/><text:change-start text:change-id="ct280544024"/><text:span text:style-name="T8"><text:note text:id="ftn0" text:note-class="footnote"><text:note-citation>16</text:note-citation><text:note-body><text:p text:style-name="P129"><text:change-start text:change-id="ct280544584"/>Fonti: <text:a xlink:type="simple" xlink:href="http://archeonavale.org/slaveroute/retrouvees.htm" text:style-name="Internet_20_link" text:visited-style-name="Visited_20_Internet_20_Link">http://archeonavale.org/slaveroute/retrouvees.htm</text:a>, <text:change-end text:change-id="ct280544584"/><text:change-start text:change-id="ct280545256"/>https://www.histoire-genealogie.com/Le-Saint-Louis-Un-navire-negrier<text:change-end text:change-id="ct280545256"/></text:p></text:note-body></text:note></text:span><text:change-end text:change-id="ct280544024"/><text:change-start text:change-id="ct280543800"/><text:span text:style-name="T8">, </text:span><text:change-end text:change-id="ct280543800"/><text:change text:change-id="ct280542904"/><text:change-start text:change-id="ct280543352"/><text:span text:style-name="T8">salvo imprevisti: i negrieri sono inaffidabili, potrem</text:span><text:change-end text:change-id="ct280543352"/><text:change-start text:change-id="ct280543464"/><text:span text:style-name="T8">mo anche aspettare settimane a Gorèe, in Senegal, dove sono soliti fermarsi per iniziare a fare scorte di Negri prima di avventurarsi oltre. Ma mi assicurerò di trovare un capitano diretto</text:span><text:change-end text:change-id="ct280543464"/><text:change-start text:change-id="ct280543688"/><text:span text:style-name="T8"> subito nel Dahomey</text:span><text:change-end text:change-id="ct280543688"/><text:change-start text:change-id="ct280543016"/><text:span text:style-name="T8">. Ci ritroveremo nell'Oceano, alla mercé delle correnti e dei pirati</text:span><text:change-end text:change-id="ct280543016"/><text:change-start text:change-id="ct280544472"/><text:span text:style-name="T8"><text:note text:id="ftn16" text:note-class="footnote"><text:note-citation>17</text:note-citation><text:note-body><text:p text:style-name="P130"><text:change-start text:change-id="ct280546264"/>Se pertinenti, citare<text:span text:style-name="T79"> </text:span><text:span text:style-name="T80">la nave negriera</text:span><text:span text:style-name="T81"> “l'africaine”, </text:span><text:span text:style-name="T80">su cui </text:span><text:span text:style-name="T82">Jean-François Landolphe (1747-1825), pirata, negriero e ufficiale della marina francese, </text:span><text:span text:style-name="T80">si imbarcò nel 1</text:span><text:span text:style-name="T83">7</text:span><text:span text:style-name="T80">69 per il Benin</text:span><text:change-end text:change-id="ct280546264"/></text:p></text:note-body></text:note></text:span><text:change-end text:change-id="ct280544472"/><text:change-start text:change-id="ct280544696"/><text:span text:style-name="T8">. Spero nessuno di voi soffra il mal di mare…</text:span><text:change-end text:change-id="ct280544696"/><text:change text:change-id="ct90714688"/><text:change-start text:change-id="ct90714576"/></text:p>
      <text:p text:style-name="P29"><text:change-end text:change-id="ct90714576"/><text:change text:change-id="ct280546376"/><text:change text:change-id="ct90714912"/><text:change text:change-id="ct90715024"/><text:change text:change-id="ct90717376"/><text:span text:style-name="T12"/></text:p>
      <text:p text:style-name="P25">La mia vuole essere una battuta ma le facce dei miei compagni sembrano non aver apprezzato.</text:p>
      <text:p text:style-name="P25">- In mare? - è Eleonora ad esprimere da alta voce lo stesso dubbio degli altri due<text:change-start text:change-id="ct90717600"/>, <text:span text:style-name="T61">con cui si scambia una rapida occhiata</text:span><text:change-end text:change-id="ct90717600"/> – Pensavo avremmo preso l'aereo!</text:p>
      <text:p text:style-name="P30">Resto interdetta.</text:p>
      <text:p text:style-name="P30">Nel mentre Romero va verso la finestra, la spalanca: la camera viene subito invasa dal rumore della città, Napoli.<text:change-start text:change-id="ct90717712"/> <text:change-end text:change-id="ct90717712"/><text:change text:change-id="ct90717488"/>Clacson, motori, vociare di persone, musica a tutto volume dalle radio dei negozi sotto l'albergo.</text:p>
      <text:p text:style-name="P30">- Forse è l'ora giusta per un caffè – propone Luini.<text:change-start text:change-id="ct90716928"/></text:p>
      <text:p text:style-name="P96">Sono un po' frastornata.<text:change-end text:change-id="ct90716928"/></text:p>
      <text:p text:style-name="P30">Usciamo fuori per la strada e mentre camminiamo sul marciapiede cerchiamo di immaginarci insieme il nostro viaggio.</text:p>
      <text:p text:style-name="P30">Forse l'aereo non è un'idea così assurda, dopotutto.</text:p>
      <text:p text:style-name="P8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8-01-24T18:33:11.548000000</dc:date>
    <meta:editing-duration>PT5H35M28S</meta:editing-duration>
    <meta:editing-cycles>99</meta:editing-cycles>
    <meta:generator>LibreOffice/4.4.0.3$Windows_x86 LibreOffice_project/de093506bcdc5fafd9023ee680b8c60e3e0645d7</meta:generator>
    <meta:document-statistic meta:table-count="0" meta:image-count="0" meta:object-count="0" meta:page-count="8" meta:paragraph-count="214" meta:word-count="4741" meta:character-count="28871" meta:non-whitespace-character-count="24318"/>
  </office:meta>
</office:document-meta>
</file>